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B000001CCCA1F35DC64FCB32F.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0000000036C0000025C9CB4504DB077C29E.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text-properties officeooo:rsid="035aff17" officeooo:paragraph-rsid="03a70968"/>
    </style:style>
    <style:style style:name="P4" style:family="paragraph" style:parent-style-name="Text_20_body">
      <style:text-properties officeooo:rsid="034ac030" officeooo:paragraph-rsid="03a63e90"/>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70968"/>
    </style:style>
    <style:style style:name="P7" style:family="paragraph" style:parent-style-name="Heading_20_2">
      <style:text-properties officeooo:rsid="03733045"/>
    </style:style>
    <style:style style:name="P8" style:family="paragraph" style:parent-style-name="Text_20_body" style:list-style-name="L1">
      <style:text-properties style:font-name="Times New Roman" officeooo:rsid="02c07c14" officeooo:paragraph-rsid="02c07c14"/>
    </style:style>
    <style:style style:name="P9" style:family="paragraph" style:parent-style-name="Text_20_body" style:list-style-name="L1">
      <style:text-properties style:font-name="Times New Roman" officeooo:rsid="02c07c14" officeooo:paragraph-rsid="02d79272"/>
    </style:style>
    <style:style style:name="P10" style:family="paragraph" style:parent-style-name="Text_20_body" style:list-style-name="L1">
      <style:text-properties style:font-name="Times New Roman" officeooo:rsid="02c694e2" officeooo:paragraph-rsid="02c694e2"/>
    </style:style>
    <style:style style:name="P11" style:family="paragraph" style:parent-style-name="Text_20_body" style:list-style-name="L2">
      <style:text-properties style:font-name="Times New Roman" officeooo:rsid="02c25302" officeooo:paragraph-rsid="02c25302"/>
    </style:style>
    <style:style style:name="P12" style:family="paragraph" style:parent-style-name="Text_20_body" style:list-style-name="L3">
      <style:text-properties officeooo:rsid="02d35e24" officeooo:paragraph-rsid="02d35e24"/>
    </style:style>
    <style:style style:name="P13" style:family="paragraph" style:parent-style-name="Heading_20_1">
      <style:paragraph-properties fo:break-before="page"/>
      <style:text-properties officeooo:rsid="01ad83bc" officeooo:paragraph-rsid="01ad83bc"/>
    </style:style>
    <style:style style:name="P14" style:family="paragraph" style:parent-style-name="Text_20_body">
      <style:text-properties officeooo:rsid="02c6c633" officeooo:paragraph-rsid="02c6c633"/>
    </style:style>
    <style:style style:name="P15" style:family="paragraph" style:parent-style-name="Text_20_body" style:list-style-name="L4">
      <style:text-properties fo:font-weight="normal" officeooo:rsid="02c7223e" officeooo:paragraph-rsid="02c7223e" style:font-weight-asian="normal" style:font-weight-complex="normal"/>
    </style:style>
    <style:style style:name="P16" style:family="paragraph" style:parent-style-name="Heading_20_2">
      <style:paragraph-properties fo:text-align="start" style:justify-single-word="false"/>
      <style:text-properties officeooo:rsid="02cda2b6" officeooo:paragraph-rsid="02cda2b6"/>
    </style:style>
    <style:style style:name="P17" style:family="paragraph" style:parent-style-name="Heading_20_2">
      <style:paragraph-properties fo:text-align="start" style:justify-single-word="false"/>
      <style:text-properties style:font-name="Times New Roman" officeooo:rsid="02cda2b6" officeooo:paragraph-rsid="02cda2b6"/>
    </style:style>
    <style:style style:name="P18" style:family="paragraph" style:parent-style-name="Text_20_body">
      <style:paragraph-properties fo:text-align="start" style:justify-single-word="false"/>
      <style:text-properties style:font-name="Times New Roman" officeooo:rsid="02cda2b6" officeooo:paragraph-rsid="02cda2b6"/>
    </style:style>
    <style:style style:name="P19" style:family="paragraph" style:parent-style-name="Text_20_body">
      <style:text-properties officeooo:rsid="02d0c423" officeooo:paragraph-rsid="02d0c423"/>
    </style:style>
    <style:style style:name="P20" style:family="paragraph" style:parent-style-name="Text_20_body">
      <style:text-properties officeooo:rsid="02d5c322" officeooo:paragraph-rsid="02d5c322"/>
    </style:style>
    <style:style style:name="P21" style:family="paragraph" style:parent-style-name="Heading_20_2">
      <style:paragraph-properties fo:break-before="page"/>
    </style:style>
    <style:style style:name="P22" style:family="paragraph" style:parent-style-name="Text_20_body">
      <style:text-properties officeooo:rsid="02d802d1" officeooo:paragraph-rsid="02d802d1"/>
    </style:style>
    <style:style style:name="P23" style:family="paragraph" style:parent-style-name="Text_20_body">
      <style:text-properties fo:font-weight="bold" officeooo:rsid="02d802d1" officeooo:paragraph-rsid="02d802d1" style:font-weight-asian="bold" style:font-weight-complex="bold"/>
    </style:style>
    <style:style style:name="P24" style:family="paragraph" style:parent-style-name="Text_20_body">
      <style:text-properties style:font-name="Times New Roman" officeooo:rsid="02c07c14"/>
    </style:style>
    <style:style style:name="P25" style:family="paragraph" style:parent-style-name="Text_20_body">
      <style:text-properties officeooo:rsid="02dc17bd" officeooo:paragraph-rsid="02dc17bd"/>
    </style:style>
    <style:style style:name="P26" style:family="paragraph" style:parent-style-name="Heading_20_1">
      <style:paragraph-properties fo:break-before="page"/>
    </style:style>
    <style:style style:name="P27" style:family="paragraph" style:parent-style-name="Footer">
      <style:paragraph-properties fo:text-align="end" style:justify-single-word="false"/>
      <style:text-properties officeooo:paragraph-rsid="03bd0a1c"/>
    </style:style>
    <style:style style:name="P28"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9" style:family="paragraph" style:parent-style-name="Standard">
      <style:paragraph-properties fo:text-align="start" style:justify-single-word="false"/>
      <style:text-properties officeooo:rsid="0002d659" officeooo:paragraph-rsid="0002d659"/>
    </style:style>
    <style:style style:name="P30" style:family="paragraph" style:parent-style-name="Standard">
      <style:text-properties officeooo:rsid="01fac03e" officeooo:paragraph-rsid="003596f7"/>
    </style:style>
    <style:style style:name="P31" style:family="paragraph" style:parent-style-name="Standard">
      <style:text-properties officeooo:rsid="000b5804" officeooo:paragraph-rsid="003596f7"/>
    </style:style>
    <style:style style:name="P32" style:family="paragraph" style:parent-style-name="Heading">
      <style:paragraph-properties fo:text-align="center" style:justify-single-word="false"/>
      <style:text-properties fo:font-weight="bold" officeooo:rsid="01fa7f0f" style:font-weight-asian="bold" style:font-weight-complex="bold"/>
    </style:style>
    <style:style style:name="P33" style:family="paragraph" style:parent-style-name="Heading">
      <style:paragraph-properties fo:text-align="center" style:justify-single-word="false"/>
      <style:text-properties fo:font-weight="bold" style:font-weight-asian="bold" style:font-weight-complex="bold"/>
    </style:style>
    <style:style style:name="P34" style:family="paragraph" style:parent-style-name="Text_20_body">
      <style:text-properties officeooo:rsid="034ac030" officeooo:paragraph-rsid="03a70968"/>
    </style:style>
    <style:style style:name="P35" style:family="paragraph" style:parent-style-name="Text_20_body">
      <style:text-properties officeooo:rsid="034ac030" officeooo:paragraph-rsid="03a63e90"/>
    </style:style>
    <style:style style:name="P36" style:family="paragraph" style:parent-style-name="Text_20_body">
      <style:text-properties officeooo:paragraph-rsid="03a70968"/>
    </style:style>
    <style:style style:name="P37" style:family="paragraph" style:parent-style-name="Text_20_body">
      <style:text-properties officeooo:rsid="035aff17" officeooo:paragraph-rsid="03a70968"/>
    </style:style>
    <style:style style:name="P38" style:family="paragraph" style:parent-style-name="Text_20_body">
      <style:text-properties style:font-name="Times New Roman" officeooo:rsid="02c07c14"/>
    </style:style>
    <style:style style:name="P39" style:family="paragraph" style:parent-style-name="Text_20_body">
      <style:paragraph-properties fo:text-align="start" style:justify-single-word="false"/>
      <style:text-properties style:font-name="Times New Roman" officeooo:rsid="02cda2b6" officeooo:paragraph-rsid="02cda2b6"/>
    </style:style>
    <style:style style:name="P40" style:family="paragraph" style:parent-style-name="Text_20_body">
      <style:text-properties style:font-name="Times New Roman" officeooo:rsid="03a72f27" officeooo:paragraph-rsid="03afe2b9"/>
    </style:style>
    <style:style style:name="P41" style:family="paragraph" style:parent-style-name="Text_20_body">
      <style:text-properties officeooo:rsid="02c6c633" officeooo:paragraph-rsid="02c6c633"/>
    </style:style>
    <style:style style:name="P42" style:family="paragraph" style:parent-style-name="Text_20_body">
      <style:text-properties officeooo:rsid="02d0c423" officeooo:paragraph-rsid="02d0c423"/>
    </style:style>
    <style:style style:name="P43" style:family="paragraph" style:parent-style-name="Text_20_body">
      <style:text-properties officeooo:rsid="02d5c322" officeooo:paragraph-rsid="02d5c322"/>
    </style:style>
    <style:style style:name="P44" style:family="paragraph" style:parent-style-name="Text_20_body">
      <style:text-properties officeooo:rsid="02d802d1" officeooo:paragraph-rsid="02d802d1"/>
    </style:style>
    <style:style style:name="P45" style:family="paragraph" style:parent-style-name="Text_20_body">
      <style:text-properties fo:font-weight="bold" officeooo:rsid="02d802d1" officeooo:paragraph-rsid="02d802d1" style:font-weight-asian="bold" style:font-weight-complex="bold"/>
    </style:style>
    <style:style style:name="P46" style:family="paragraph" style:parent-style-name="Text_20_body">
      <style:text-properties fo:font-weight="bold" officeooo:rsid="03cadc18" officeooo:paragraph-rsid="03cadc18" style:font-weight-asian="bold" style:font-weight-complex="bold"/>
    </style:style>
    <style:style style:name="P47" style:family="paragraph" style:parent-style-name="Text_20_body">
      <style:text-properties fo:font-weight="bold" officeooo:rsid="03cc9172" officeooo:paragraph-rsid="03cc9172" style:font-weight-asian="bold" style:font-weight-complex="bold"/>
    </style:style>
    <style:style style:name="P48" style:family="paragraph" style:parent-style-name="Text_20_body">
      <style:text-properties officeooo:rsid="02dc17bd" officeooo:paragraph-rsid="02dc17bd"/>
    </style:style>
    <style:style style:name="P49" style:family="paragraph" style:parent-style-name="Text_20_body">
      <style:text-properties officeooo:rsid="02833bab" officeooo:paragraph-rsid="02833bab"/>
    </style:style>
    <style:style style:name="P50" style:family="paragraph" style:parent-style-name="Text_20_body">
      <style:text-properties officeooo:paragraph-rsid="01756fef"/>
    </style:style>
    <style:style style:name="P51" style:family="paragraph" style:parent-style-name="Text_20_body">
      <style:text-properties officeooo:rsid="01dd4f45" officeooo:paragraph-rsid="01dd4f45"/>
    </style:style>
    <style:style style:name="P52" style:family="paragraph" style:parent-style-name="Text_20_body">
      <style:text-properties officeooo:paragraph-rsid="01edcf44"/>
    </style:style>
    <style:style style:name="P53" style:family="paragraph" style:parent-style-name="Text_20_body">
      <style:text-properties officeooo:rsid="0036a586" officeooo:paragraph-rsid="0176446b"/>
    </style:style>
    <style:style style:name="P54" style:family="paragraph" style:parent-style-name="Text_20_body">
      <style:text-properties officeooo:paragraph-rsid="031e5fb3"/>
    </style:style>
    <style:style style:name="P55" style:family="paragraph" style:parent-style-name="Text_20_body">
      <style:text-properties officeooo:rsid="03a72f27" officeooo:paragraph-rsid="03afe2b9"/>
    </style:style>
    <style:style style:name="P56" style:family="paragraph" style:parent-style-name="Text_20_body">
      <style:text-properties officeooo:rsid="03b5d25d" officeooo:paragraph-rsid="03b5d25d"/>
    </style:style>
    <style:style style:name="P57" style:family="paragraph" style:parent-style-name="Text_20_body">
      <style:text-properties officeooo:rsid="03b87da0" officeooo:paragraph-rsid="03b87da0"/>
    </style:style>
    <style:style style:name="P58" style:family="paragraph" style:parent-style-name="Text_20_body">
      <style:text-properties officeooo:rsid="03bbec35" officeooo:paragraph-rsid="03bbec35"/>
    </style:style>
    <style:style style:name="P59" style:family="paragraph" style:parent-style-name="Text_20_body">
      <style:text-properties officeooo:rsid="03bd0a1c" officeooo:paragraph-rsid="03bd0a1c"/>
    </style:style>
    <style:style style:name="P60" style:family="paragraph" style:parent-style-name="Text_20_body">
      <style:text-properties style:font-name="Consolas" fo:font-size="10pt" officeooo:rsid="03bd0a1c" officeooo:paragraph-rsid="03bd0a1c" style:font-size-asian="10pt" style:font-size-complex="10pt"/>
    </style:style>
    <style:style style:name="P61" style:family="paragraph" style:parent-style-name="Text_20_body">
      <style:text-properties style:font-name="Consolas" fo:font-size="10pt" officeooo:rsid="03d255ea" officeooo:paragraph-rsid="03d255ea" style:font-size-asian="10pt" style:font-size-complex="10pt"/>
    </style:style>
    <style:style style:name="P62" style:family="paragraph" style:parent-style-name="Text_20_body">
      <style:text-properties style:font-name="Consolas" fo:font-size="10pt" officeooo:rsid="03e950b9" officeooo:paragraph-rsid="03e950b9" style:font-size-asian="10pt" style:font-size-complex="10pt"/>
    </style:style>
    <style:style style:name="P63" style:family="paragraph" style:parent-style-name="Text_20_body">
      <style:text-properties officeooo:rsid="03ca73bf" officeooo:paragraph-rsid="03ca73bf"/>
    </style:style>
    <style:style style:name="P64" style:family="paragraph" style:parent-style-name="Text_20_body">
      <style:text-properties officeooo:rsid="03cadc18" officeooo:paragraph-rsid="03cadc18"/>
    </style:style>
    <style:style style:name="P65" style:family="paragraph" style:parent-style-name="Text_20_body">
      <style:text-properties officeooo:rsid="03c2ad11" officeooo:paragraph-rsid="03c2ad11"/>
    </style:style>
    <style:style style:name="P66" style:family="paragraph" style:parent-style-name="Text_20_body">
      <style:text-properties officeooo:rsid="03d255ea" officeooo:paragraph-rsid="03d255ea"/>
    </style:style>
    <style:style style:name="P67" style:family="paragraph" style:parent-style-name="Text_20_body">
      <style:text-properties officeooo:rsid="03da7ce6" officeooo:paragraph-rsid="03da7ce6"/>
    </style:style>
    <style:style style:name="P68" style:family="paragraph" style:parent-style-name="Text_20_body">
      <style:text-properties officeooo:rsid="03daae27" officeooo:paragraph-rsid="03dc7750"/>
    </style:style>
    <style:style style:name="P69" style:family="paragraph" style:parent-style-name="Text_20_body">
      <style:text-properties officeooo:rsid="03df810c" officeooo:paragraph-rsid="03df810c"/>
    </style:style>
    <style:style style:name="P70" style:family="paragraph" style:parent-style-name="Text_20_body">
      <style:text-properties officeooo:rsid="03e3e861" officeooo:paragraph-rsid="03e2541e"/>
    </style:style>
    <style:style style:name="P71" style:family="paragraph" style:parent-style-name="Text_20_body">
      <style:text-properties officeooo:rsid="03e950b9" officeooo:paragraph-rsid="03e950b9"/>
    </style:style>
    <style:style style:name="P72" style:family="paragraph" style:parent-style-name="Text_20_body">
      <style:text-properties officeooo:rsid="03ece148" officeooo:paragraph-rsid="03ece148"/>
    </style:style>
    <style:style style:name="P73" style:family="paragraph" style:parent-style-name="Text_20_body">
      <style:text-properties officeooo:rsid="03ece148" officeooo:paragraph-rsid="03f69be1"/>
    </style:style>
    <style:style style:name="P74" style:family="paragraph" style:parent-style-name="Text_20_body">
      <style:text-properties officeooo:rsid="03fcfedf" officeooo:paragraph-rsid="03fcfedf"/>
    </style:style>
    <style:style style:name="P75" style:family="paragraph" style:parent-style-name="Text_20_body">
      <style:text-properties officeooo:rsid="04021233" officeooo:paragraph-rsid="04021233"/>
    </style:style>
    <style:style style:name="P76" style:family="paragraph" style:parent-style-name="Index">
      <style:paragraph-properties fo:text-align="start" style:justify-single-word="false"/>
      <style:text-properties officeooo:rsid="0002d659" officeooo:paragraph-rsid="0002d659"/>
    </style:style>
    <style:style style:name="P77" style:family="paragraph" style:parent-style-name="Index">
      <style:paragraph-properties fo:text-align="start" style:justify-single-word="false"/>
      <style:text-properties officeooo:paragraph-rsid="0002d659"/>
    </style:style>
    <style:style style:name="P78" style:family="paragraph" style:parent-style-name="Standard" style:master-page-name="First_20_Page">
      <style:paragraph-properties style:page-number="auto"/>
      <style:text-properties officeooo:rsid="038405db" officeooo:paragraph-rsid="038405db"/>
    </style:style>
    <style:style style:name="P79" style:family="paragraph" style:parent-style-name="Index" style:master-page-name="Index">
      <style:paragraph-properties fo:text-align="start" style:justify-single-word="false" style:page-number="auto"/>
      <style:text-properties officeooo:paragraph-rsid="0002d659"/>
    </style:style>
    <style:style style:name="P80" style:family="paragraph" style:parent-style-name="Heading_20_1" style:list-style-name=""/>
    <style:style style:name="P81" style:family="paragraph" style:parent-style-name="Heading_20_1" style:list-style-name=""/>
    <style:style style:name="P82" style:family="paragraph" style:parent-style-name="Heading_20_1">
      <style:paragraph-properties fo:break-before="page"/>
    </style:style>
    <style:style style:name="P83" style:family="paragraph" style:parent-style-name="Heading_20_1">
      <style:paragraph-properties fo:break-before="page"/>
      <style:text-properties officeooo:rsid="01ad83bc" officeooo:paragraph-rsid="01ad83bc"/>
    </style:style>
    <style:style style:name="P84" style:family="paragraph" style:parent-style-name="Heading_20_1">
      <style:paragraph-properties fo:break-before="page"/>
      <style:text-properties officeooo:paragraph-rsid="03fe6f05"/>
    </style:style>
    <style:style style:name="P85" style:family="paragraph" style:parent-style-name="Heading_20_1">
      <style:paragraph-properties fo:break-before="page"/>
      <style:text-properties officeooo:rsid="0184022c" officeooo:paragraph-rsid="0184022c"/>
    </style:style>
    <style:style style:name="P86" style:family="paragraph" style:parent-style-name="Heading_20_1" style:master-page-name="Standard">
      <style:paragraph-properties style:page-number="1"/>
      <style:text-properties officeooo:rsid="003596f7" officeooo:paragraph-rsid="003596f7"/>
    </style:style>
    <style:style style:name="P87" style:family="paragraph" style:parent-style-name="Heading_20_2">
      <style:text-properties officeooo:rsid="03733045"/>
    </style:style>
    <style:style style:name="P88" style:family="paragraph" style:parent-style-name="Heading_20_2">
      <style:paragraph-properties fo:text-align="start" style:justify-single-word="false"/>
      <style:text-properties officeooo:rsid="02cda2b6" officeooo:paragraph-rsid="02cda2b6"/>
    </style:style>
    <style:style style:name="P89" style:family="paragraph" style:parent-style-name="Heading_20_2">
      <style:paragraph-properties fo:text-align="start" style:justify-single-word="false"/>
      <style:text-properties style:font-name="Times New Roman" officeooo:rsid="02cda2b6" officeooo:paragraph-rsid="02cda2b6"/>
    </style:style>
    <style:style style:name="P90" style:family="paragraph" style:parent-style-name="Heading_20_2">
      <style:text-properties style:font-name="Times New Roman" officeooo:rsid="02c07c14" officeooo:paragraph-rsid="02c07c14"/>
    </style:style>
    <style:style style:name="P91" style:family="paragraph" style:parent-style-name="Heading_20_2">
      <style:text-properties officeooo:rsid="0036a586" officeooo:paragraph-rsid="0176446b"/>
    </style:style>
    <style:style style:name="P92" style:family="paragraph" style:parent-style-name="Heading_20_2">
      <style:text-properties officeooo:paragraph-rsid="03afe2b9"/>
    </style:style>
    <style:style style:name="P93" style:family="paragraph" style:parent-style-name="Heading_20_2">
      <style:text-properties officeooo:paragraph-rsid="03dc7750"/>
    </style:style>
    <style:style style:name="P94" style:family="paragraph" style:parent-style-name="Heading_20_2">
      <style:text-properties officeooo:paragraph-rsid="03f69be1"/>
    </style:style>
    <style:style style:name="P95" style:family="paragraph" style:parent-style-name="Heading_20_2">
      <style:paragraph-properties fo:break-before="page"/>
    </style:style>
    <style:style style:name="P96" style:family="paragraph" style:parent-style-name="Heading_20_3" style:list-style-name=""/>
    <style:style style:name="P97" style:family="paragraph" style:parent-style-name="Heading_20_3">
      <style:paragraph-properties fo:break-before="page"/>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17cm" style:type="right" style:leader-style="dotted" style:leader-text="."/>
        </style:tab-stops>
      </style:paragraph-properties>
    </style:style>
    <style:style style:name="P100" style:family="paragraph" style:parent-style-name="Contents_20_3">
      <style:paragraph-properties>
        <style:tab-stops>
          <style:tab-stop style:position="17cm" style:type="right" style:leader-style="dotted" style:leader-text="."/>
        </style:tab-stops>
      </style:paragraph-properties>
    </style:style>
    <style:style style:name="P101" style:family="paragraph" style:parent-style-name="Illustration_20_Index_20_1">
      <style:paragraph-properties>
        <style:tab-stops>
          <style:tab-stop style:position="17.013cm" style:type="right" style:leader-style="dotted" style:leader-text="."/>
        </style:tab-stops>
      </style:paragraph-properties>
    </style:style>
    <style:style style:name="P102" style:family="paragraph" style:parent-style-name="Text_20_body" style:list-style-name="L1">
      <style:text-properties style:font-name="Times New Roman" officeooo:rsid="02c07c14" officeooo:paragraph-rsid="02c07c14"/>
    </style:style>
    <style:style style:name="P103" style:family="paragraph" style:parent-style-name="Text_20_body" style:list-style-name="L1">
      <style:text-properties style:font-name="Times New Roman" officeooo:rsid="02c07c14" officeooo:paragraph-rsid="02d79272"/>
    </style:style>
    <style:style style:name="P104" style:family="paragraph" style:parent-style-name="Text_20_body" style:list-style-name="L1">
      <style:text-properties style:font-name="Times New Roman" officeooo:rsid="02c694e2" officeooo:paragraph-rsid="02c694e2"/>
    </style:style>
    <style:style style:name="P105" style:family="paragraph" style:parent-style-name="Text_20_body" style:list-style-name="L2">
      <style:text-properties style:font-name="Times New Roman" officeooo:rsid="02c25302" officeooo:paragraph-rsid="02c25302"/>
    </style:style>
    <style:style style:name="P106" style:family="paragraph" style:parent-style-name="Text_20_body" style:list-style-name="L5">
      <style:text-properties style:font-name="Times New Roman" officeooo:rsid="03a72f27" officeooo:paragraph-rsid="03a72f27"/>
    </style:style>
    <style:style style:name="P107" style:family="paragraph" style:parent-style-name="Text_20_body" style:list-style-name="L6">
      <style:text-properties style:font-name="Times New Roman" officeooo:rsid="03a72f27" officeooo:paragraph-rsid="03a72f27"/>
    </style:style>
    <style:style style:name="P108" style:family="paragraph" style:parent-style-name="Text_20_body" style:list-style-name="L6">
      <style:text-properties style:font-name="Times New Roman" officeooo:rsid="03a72f27" officeooo:paragraph-rsid="03afe2b9"/>
    </style:style>
    <style:style style:name="P109" style:family="paragraph" style:parent-style-name="Text_20_body" style:list-style-name="L7">
      <style:text-properties style:font-name="Times New Roman" officeooo:rsid="03a72f27" officeooo:paragraph-rsid="03afe2b9"/>
    </style:style>
    <style:style style:name="P110" style:family="paragraph" style:parent-style-name="Text_20_body" style:list-style-name="L8">
      <style:text-properties style:font-name="Times New Roman" officeooo:rsid="03a72f27" officeooo:paragraph-rsid="03a72f27"/>
    </style:style>
    <style:style style:name="P111" style:family="paragraph" style:parent-style-name="Text_20_body" style:list-style-name="L9">
      <style:text-properties style:font-name="Times New Roman" officeooo:rsid="03a72f27" officeooo:paragraph-rsid="03b16743"/>
    </style:style>
    <style:style style:name="P112" style:family="paragraph" style:parent-style-name="Text_20_body" style:list-style-name="L10">
      <style:text-properties style:font-name="Times New Roman" officeooo:rsid="03a72f27" officeooo:paragraph-rsid="03a72f27"/>
    </style:style>
    <style:style style:name="P113" style:family="paragraph" style:parent-style-name="Text_20_body" style:list-style-name="L10">
      <style:text-properties style:font-name="Times New Roman" officeooo:rsid="03a72f27" officeooo:paragraph-rsid="03c6d9d7"/>
    </style:style>
    <style:style style:name="P114" style:family="paragraph" style:parent-style-name="Text_20_body" style:list-style-name="L5">
      <style:text-properties style:font-name="Times New Roman" officeooo:rsid="03c93cd5" officeooo:paragraph-rsid="03c93cd5"/>
    </style:style>
    <style:style style:name="P115" style:family="paragraph" style:parent-style-name="Text_20_body" style:list-style-name="L9">
      <style:text-properties style:font-name="Times New Roman" officeooo:rsid="03d40aae" officeooo:paragraph-rsid="03d40aae"/>
    </style:style>
    <style:style style:name="P116" style:family="paragraph" style:parent-style-name="Text_20_body" style:list-style-name="L10">
      <style:text-properties style:font-name="Times New Roman" officeooo:rsid="03c6d9d7" officeooo:paragraph-rsid="03c6d9d7"/>
    </style:style>
    <style:style style:name="P117" style:family="paragraph" style:parent-style-name="Text_20_body" style:list-style-name="L16">
      <style:text-properties style:font-name="Times New Roman" officeooo:rsid="016f9575" officeooo:paragraph-rsid="030b3fb7"/>
    </style:style>
    <style:style style:name="P118" style:family="paragraph" style:parent-style-name="Text_20_body" style:list-style-name="L16">
      <style:text-properties style:font-name="Times New Roman" officeooo:rsid="016f9575" officeooo:paragraph-rsid="016f9575"/>
    </style:style>
    <style:style style:name="P119" style:family="paragraph" style:parent-style-name="Text_20_body" style:list-style-name="L16">
      <style:text-properties style:font-name="Times New Roman" officeooo:rsid="016f9575" officeooo:paragraph-rsid="032ec10b"/>
    </style:style>
    <style:style style:name="P120" style:family="paragraph" style:parent-style-name="Text_20_body" style:list-style-name="L17">
      <style:text-properties style:font-name="Times New Roman"/>
    </style:style>
    <style:style style:name="P121" style:family="paragraph" style:parent-style-name="Text_20_body" style:list-style-name="L3">
      <style:text-properties officeooo:rsid="02d35e24" officeooo:paragraph-rsid="02d35e24"/>
    </style:style>
    <style:style style:name="P122" style:family="paragraph" style:parent-style-name="Text_20_body" style:list-style-name="L4">
      <style:text-properties fo:font-weight="normal" officeooo:rsid="02c7223e" officeooo:paragraph-rsid="02c7223e" style:font-weight-asian="normal" style:font-weight-complex="normal"/>
    </style:style>
    <style:style style:name="P123" style:family="paragraph" style:parent-style-name="Text_20_body" style:list-style-name="L5">
      <style:text-properties officeooo:paragraph-rsid="03c93cd5"/>
    </style:style>
    <style:style style:name="P124" style:family="paragraph" style:parent-style-name="Text_20_body" style:list-style-name="L6">
      <style:text-properties officeooo:rsid="03a72f27" officeooo:paragraph-rsid="03a72f27"/>
    </style:style>
    <style:style style:name="P125" style:family="paragraph" style:parent-style-name="Text_20_body" style:list-style-name="L7">
      <style:text-properties officeooo:rsid="03a72f27" officeooo:paragraph-rsid="03afe2b9"/>
    </style:style>
    <style:style style:name="P126" style:family="paragraph" style:parent-style-name="Text_20_body" style:list-style-name="L11">
      <style:text-properties officeooo:rsid="03a8dbbe" officeooo:paragraph-rsid="03a8dbbe"/>
    </style:style>
    <style:style style:name="P127" style:family="paragraph" style:parent-style-name="Text_20_body" style:list-style-name="L12">
      <style:text-properties officeooo:rsid="03beaea0" officeooo:paragraph-rsid="03beaea0"/>
    </style:style>
    <style:style style:name="P128" style:family="paragraph" style:parent-style-name="Text_20_body" style:list-style-name="L13">
      <style:text-properties officeooo:rsid="03cc9172" officeooo:paragraph-rsid="03cc9172"/>
    </style:style>
    <style:style style:name="P129" style:family="paragraph" style:parent-style-name="Text_20_body" style:list-style-name="L14">
      <style:text-properties officeooo:rsid="03cadc18" officeooo:paragraph-rsid="03cadc18"/>
    </style:style>
    <style:style style:name="P130" style:family="paragraph" style:parent-style-name="Text_20_body" style:list-style-name="L15">
      <style:text-properties officeooo:rsid="04021233" officeooo:paragraph-rsid="04021233"/>
    </style:style>
    <style:style style:name="P131" style:family="paragraph" style:parent-style-name="Text_20_body" style:list-style-name="L17"/>
    <style:style style:name="P132" style:family="paragraph" style:parent-style-name="Text_20_body" style:list-style-name="L17">
      <style:text-properties officeooo:rsid="016f9575" officeooo:paragraph-rsid="018eb969"/>
    </style:style>
    <style:style style:name="P133" style:family="paragraph" style:parent-style-name="Text_20_body" style:list-style-name="">
      <style:paragraph-properties fo:line-height="120%">
        <style:tab-stops/>
      </style:paragraph-properties>
      <style:text-properties officeooo:rsid="016f9575" officeooo:paragraph-rsid="017e1ebe"/>
    </style:style>
    <style:style style:name="P134" style:family="paragraph" style:parent-style-name="Text_20_body" style:list-style-name="L17">
      <style:text-properties officeooo:rsid="017e1ebe" officeooo:paragraph-rsid="018eb969"/>
    </style:style>
    <style:style style:name="P135" style:family="paragraph" style:parent-style-name="Text_20_body" style:list-style-name="L17">
      <style:text-properties officeooo:rsid="01826807" officeooo:paragraph-rsid="01826807"/>
    </style:style>
    <style:style style:name="P136" style:family="paragraph" style:parent-style-name="Text_20_body" style:list-style-name="L17">
      <style:text-properties officeooo:rsid="017f737c" officeooo:paragraph-rsid="017f737c"/>
    </style:style>
    <style:style style:name="P137" style:family="paragraph" style:parent-style-name="Text_20_body" style:list-style-name="L17">
      <style:text-properties officeooo:rsid="017ff7c0" officeooo:paragraph-rsid="017ff7c0"/>
    </style:style>
    <style:style style:name="P138" style:family="paragraph" style:parent-style-name="Text_20_body" style:list-style-name="L17">
      <style:paragraph-properties fo:break-before="page"/>
      <style:text-properties officeooo:rsid="016f9575" officeooo:paragraph-rsid="017e1ebe"/>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officeooo:rsid="02c7223e"/>
    </style:style>
    <style:style style:name="T15" style:family="text">
      <style:text-properties fo:font-weight="normal" officeooo:rsid="02c7223e" style:font-weight-asian="normal" style:font-weight-complex="normal"/>
    </style:style>
    <style:style style:name="T16" style:family="text">
      <style:text-properties fo:font-style="italic" style:font-style-asian="italic" style:font-style-complex="italic"/>
    </style:style>
    <style:style style:name="T17" style:family="text">
      <style:text-properties style:font-name="Times New Roman"/>
    </style:style>
    <style:style style:name="T18" style:family="text">
      <style:text-properties style:font-name="Times New Roman" fo:font-weight="bold" style:font-weight-asian="bold" style:font-weight-complex="bold"/>
    </style:style>
    <style:style style:name="T19" style:family="text">
      <style:text-properties style:font-name="Times New Roman" officeooo:rsid="02bf8aa1"/>
    </style:style>
    <style:style style:name="T20" style:family="text">
      <style:text-properties style:font-name="Times New Roman" officeooo:rsid="02838c96"/>
    </style:style>
    <style:style style:name="T21" style:family="text">
      <style:text-properties style:font-name="Times New Roman" officeooo:rsid="028d9850"/>
    </style:style>
    <style:style style:name="T22" style:family="text">
      <style:text-properties style:font-name="Times New Roman" officeooo:rsid="02c07c14"/>
    </style:style>
    <style:style style:name="T23" style:family="text">
      <style:text-properties style:font-name="Times New Roman" officeooo:rsid="030da858"/>
    </style:style>
    <style:style style:name="T24" style:family="text">
      <style:text-properties style:font-name="Times New Roman" officeooo:rsid="0310c75b"/>
    </style:style>
    <style:style style:name="T25" style:family="text">
      <style:text-properties style:font-name="Times New Roman" officeooo:rsid="03afe2b9"/>
    </style:style>
    <style:style style:name="T26" style:family="text">
      <style:text-properties style:font-name="Times New Roman" officeooo:rsid="03b0d5e7"/>
    </style:style>
    <style:style style:name="T27" style:family="text">
      <style:text-properties style:font-name="Times New Roman" officeooo:rsid="0403d508"/>
    </style:style>
    <style:style style:name="T28" style:family="text">
      <style:text-properties style:font-name="Times New Roman" officeooo:rsid="04044f2c"/>
    </style:style>
    <style:style style:name="T29" style:family="text">
      <style:text-properties style:font-name="Times New Roman" officeooo:rsid="03c93cd5"/>
    </style:style>
    <style:style style:name="T30" style:family="text">
      <style:text-properties officeooo:rsid="02dbc0da"/>
    </style:style>
    <style:style style:name="T31" style:family="text">
      <style:text-properties officeooo:rsid="01fac03e"/>
    </style:style>
    <style:style style:name="T32" style:family="text">
      <style:text-properties officeooo:rsid="0173b40b"/>
    </style:style>
    <style:style style:name="T33" style:family="text">
      <style:text-properties officeooo:rsid="017e1ebe"/>
    </style:style>
    <style:style style:name="T34" style:family="text">
      <style:text-properties officeooo:rsid="0184022c"/>
    </style:style>
    <style:style style:name="T35" style:family="text">
      <style:text-properties officeooo:rsid="037128f7"/>
    </style:style>
    <style:style style:name="T36" style:family="text">
      <style:text-properties style:font-name="Liberation Sans" fo:font-size="14pt" officeooo:rsid="01fa7f0f" style:font-name-asian="Microsoft YaHei" style:font-size-asian="14pt" style:font-name-complex="Mangal" style:font-size-complex="14pt"/>
    </style:style>
    <style:style style:name="T37" style:family="text">
      <style:text-properties style:font-name="Liberation Sans" fo:font-size="14pt" officeooo:rsid="03ad4f59" style:font-name-asian="Microsoft YaHei" style:font-size-asian="14pt" style:font-name-complex="Mangal" style:font-size-complex="14pt"/>
    </style:style>
    <style:style style:name="T38" style:family="text">
      <style:text-properties officeooo:rsid="03b1f995"/>
    </style:style>
    <style:style style:name="T39" style:family="text">
      <style:text-properties officeooo:rsid="03b7cfb6"/>
    </style:style>
    <style:style style:name="T40" style:family="text">
      <style:text-properties officeooo:rsid="03cca7cc"/>
    </style:style>
    <style:style style:name="T41" style:family="text">
      <style:text-properties officeooo:rsid="03d07f5d"/>
    </style:style>
    <style:style style:name="T42" style:family="text">
      <style:text-properties officeooo:rsid="03d40aae"/>
    </style:style>
    <style:style style:name="T43" style:family="text">
      <style:text-properties officeooo:rsid="03ed354f"/>
    </style:style>
    <style:style style:name="T44" style:family="text">
      <style:text-properties officeooo:rsid="03f418a1"/>
    </style:style>
    <style:style style:name="T45" style:family="text">
      <style:text-properties officeooo:rsid="03fe6f05"/>
    </style:style>
    <style:style style:name="T46" style:family="text">
      <style:text-properties fo:color="#ce181e" fo:font-weight="bold" officeooo:rsid="017e1ebe" style:font-weight-asian="bold" style:font-weight-complex="bold"/>
    </style:style>
    <style:style style:name="T47" style:family="text">
      <style:text-properties fo:color="#ce181e" officeooo:rsid="017e1eb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229197520" text:id="ct229197520">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229197296" text:id="ct229197296">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229197072" text:id="ct229197072">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229196848" text:id="ct229196848">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229196624" text:id="ct229196624">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229196400" text:id="ct229196400">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229196176" text:id="ct229196176">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229195952" text:id="ct229195952">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229195728" text:id="ct229195728">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229195504" text:id="ct229195504">
          <text:deletion>
            <office:change-info>
              <dc:creator>Unbekannter Autor</dc:creator>
              <dc:date>2017-11-13T22:22:34</dc:date>
            </office:change-info>
            <text:p text:style-name="Illustration"><text:s/></text:p>
          </text:deletion>
        </text:changed-region>
        <text:changed-region xml:id="ct229195280" text:id="ct229195280">
          <text:deletion>
            <office:change-info>
              <dc:creator>Unbekannter Autor</dc:creator>
              <dc:date>2017-06-11T21:35:00</dc:date>
            </office:change-info>
            <text:p text:style-name="Illustration"><text:line-break/>Abbildung</text:p>
          </text:deletion>
        </text:changed-region>
        <text:changed-region xml:id="ct229195056" text:id="ct229195056">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229194832" text:id="ct229194832">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229194608" text:id="ct229194608">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99557824" text:id="ct99557824">
          <text:deletion>
            <office:change-info>
              <dc:creator>Unbekannter Autor</dc:creator>
              <dc:date>2017-06-15T18:31:00</dc:date>
            </office:change-info>
            <text:p text:style-name="P1">3</text:p>
          </text:deletion>
        </text:changed-region>
        <text:changed-region xml:id="ct99557600" text:id="ct99557600">
          <text:deletion>
            <office:change-info>
              <dc:creator>Unbekannter Autor</dc:creator>
              <dc:date>2017-11-13T22:24:28</dc:date>
            </office:change-info>
            <text:p text:style-name="P1">2017.</text:p>
          </text:deletion>
        </text:changed-region>
        <text:changed-region xml:id="ct99558048" text:id="ct99558048">
          <text:insertion>
            <office:change-info>
              <dc:creator>Unbekannter Autor</dc:creator>
              <dc:date>2017-11-13T22:24:28</dc:date>
            </office:change-info>
          </text:insertion>
        </text:changed-region>
        <text:changed-region xml:id="ct99558944" text:id="ct99558944">
          <text:deletion>
            <office:change-info>
              <dc:creator>Unbekannter Autor</dc:creator>
              <dc:date>2017-06-15T18:31:00</dc:date>
            </office:change-info>
            <text:p text:style-name="P2">3</text:p>
          </text:deletion>
        </text:changed-region>
        <text:changed-region xml:id="ct99558720" text:id="ct99558720">
          <text:deletion>
            <office:change-info>
              <dc:creator>Unbekannter Autor</dc:creator>
              <dc:date>2017-11-13T22:24:28</dc:date>
            </office:change-info>
            <text:p text:style-name="P2">2017.</text:p>
          </text:deletion>
        </text:changed-region>
        <text:changed-region xml:id="ct99559168" text:id="ct99559168">
          <text:insertion>
            <office:change-info>
              <dc:creator>Unbekannter Autor</dc:creator>
              <dc:date>2017-11-13T22:24:28</dc:date>
            </office:change-info>
          </text:insertion>
        </text:changed-region>
        <text:changed-region xml:id="ct99557376" text:id="ct99557376">
          <text:insertion>
            <office:change-info>
              <dc:creator>Unbekannter Autor</dc:creator>
              <dc:date>2017-06-11T21:15:00</dc:date>
            </office:change-info>
          </text:insertion>
        </text:changed-region>
        <text:changed-region xml:id="ct99559392" text:id="ct99559392">
          <text:deletion>
            <office:change-info>
              <dc:creator>Unbekannter Autor</dc:creator>
              <dc:date>2017-06-11T21:15:00</dc:date>
            </office:change-info>
            <text:h text:style-name="Heading_20_1" text:outline-level="1"/>
            <text:h text:style-name="Heading_20_1" text:outline-level="1"/>
          </text:deletion>
        </text:changed-region>
        <text:changed-region xml:id="ct99559616" text:id="ct99559616">
          <text:insertion>
            <office:change-info>
              <dc:creator>Unbekannter Autor</dc:creator>
              <dc:date>2017-11-13T22:24:42</dc:date>
            </office:change-info>
          </text:insertion>
        </text:changed-region>
        <text:changed-region xml:id="ct99559840" text:id="ct99559840">
          <text:insertion>
            <office:change-info>
              <dc:creator>Unbekannter Autor</dc:creator>
              <dc:date>2017-05-28T23:22:00</dc:date>
            </office:change-info>
          </text:insertion>
        </text:changed-region>
        <text:changed-region xml:id="ct99560064" text:id="ct99560064">
          <text:insertion>
            <office:change-info>
              <dc:creator>Unbekannter Autor</dc:creator>
              <dc:date>2017-05-28T23:22:00</dc:date>
            </office:change-info>
          </text:insertion>
        </text:changed-region>
        <text:changed-region xml:id="ct99560288" text:id="ct99560288">
          <text:insertion>
            <office:change-info>
              <dc:creator>Unbekannter Autor</dc:creator>
              <dc:date>2017-08-26T11:44:10</dc:date>
            </office:change-info>
          </text:insertion>
        </text:changed-region>
        <text:changed-region xml:id="ct99560512" text:id="ct99560512">
          <text:insertion>
            <office:change-info>
              <dc:creator>Unbekannter Autor</dc:creator>
              <dc:date>2017-07-16T13:04:10</dc:date>
            </office:change-info>
          </text:insertion>
        </text:changed-region>
        <text:changed-region xml:id="ct229190576" text:id="ct229190576">
          <text:insertion>
            <office:change-info>
              <dc:creator>Unbekannter Autor</dc:creator>
              <dc:date>2017-11-13T22:23:35</dc:date>
            </office:change-info>
          </text:insertion>
        </text:changed-region>
        <text:changed-region xml:id="ct229190800" text:id="ct229190800">
          <text:insertion>
            <office:change-info>
              <dc:creator>Unbekannter Autor</dc:creator>
              <dc:date>2017-06-11T21:07:00</dc:date>
            </office:change-info>
          </text:insertion>
        </text:changed-region>
        <text:changed-region xml:id="ct229191920" text:id="ct229191920">
          <text:deletion>
            <office:change-info>
              <dc:creator>Unbekannter Autor</dc:creator>
              <dc:date>2017-11-13T22:18:48</dc:date>
            </office:change-info>
            <text:p text:style-name="P3"><text:s/>Benutzerliste verlinkt nun auf die „Bearbeiten“ Ansicht der Gruppe.</text:p>
          </text:deletion>
        </text:changed-region>
        <text:changed-region xml:id="ct229191696" text:id="ct229191696">
          <text:deletion>
            <office:change-info>
              <dc:creator>Unbekannter Autor</dc:creator>
              <dc:date>2017-11-13T22:18:48</dc:date>
            </office:change-info>
            <text:p text:style-name="P4">"Gruppe" in der Benutzerliste verlinkt auf "Gruppe bearbeiten"</text:p>
            <text:p text:style-name="P3">Die Spalte Gruppe in der</text:p>
          </text:deletion>
        </text:changed-region>
        <text:changed-region xml:id="ct229191472" text:id="ct229191472">
          <text:deletion>
            <office:change-info>
              <dc:creator>Unbekannter Autor</dc:creator>
              <dc:date>2017-11-13T22:20:44</dc:date>
            </office:change-info>
            <text:p text:style-name="P5"/>
            <text:p text:style-name="P4"/>
          </text:deletion>
        </text:changed-region>
        <text:changed-region xml:id="ct229191248" text:id="ct229191248">
          <text:deletion>
            <office:change-info>
              <dc:creator>Unbekannter Autor</dc:creator>
              <dc:date>2017-11-13T22:20:43</dc:date>
            </office:change-info>
            <text:p text:style-name="P6">für die ausgewählte Sprache enthält, wird stattdessen die Englische Sprachdatei geladen.</text:p>
          </text:deletion>
        </text:changed-region>
        <text:changed-region xml:id="ct229191024" text:id="ct229191024">
          <text:deletion>
            <office:change-info>
              <dc:creator>Unbekannter Autor</dc:creator>
              <dc:date>2017-11-13T22:20:43</dc:date>
            </office:change-info>
            <text:h text:style-name="P7" text:outline-level="2">Bei fehlenden Sprachdateien erfolgt ein Fallback auf Englisch</text:h>
            <text:p text:style-name="P6">Wenn UliCMS, ein Modul oder ein Design keine Sprachdatei </text:p>
          </text:deletion>
        </text:changed-region>
        <text:changed-region xml:id="ct229192144" text:id="ct229192144">
          <text:insertion>
            <office:change-info>
              <dc:creator>Unbekannter Autor</dc:creator>
              <dc:date>2017-07-15T10:23:03</dc:date>
            </office:change-info>
          </text:insertion>
        </text:changed-region>
        <text:changed-region xml:id="ct229193264" text:id="ct229193264">
          <text:deletion>
            <office:change-info>
              <dc:creator>Unbekannter Autor</dc:creator>
              <dc:date>2017-05-28T23:20:00</dc:date>
            </office:change-info>
            <text:p text:style-name="Text_20_body"/>
            <text:list xml:id="list42213681" text:style-name="L1">
              <text:list-item>
                <text:p text:style-name="P8">Neues Standardtheme "impro17"</text:p>
              </text:list-item>
              <text:list-item>
                <text:p text:style-name="P8">Shortcut zum Leeren des Caches hinzugefügt</text:p>
              </text:list-item>
              <text:list-item>
                <text:p text:style-name="P9">ViewBag hinzugefügt</text:p>
              </text:list-item>
              <text:list-item>
                <text:p text:style-name="P9">Funktion Request::getVar() hinzugefügt</text:p>
              </text:list-item>
              <text:list-item>
                <text:p text:style-name="P8">Anzahl der gefundenen Datensätze wird nun angezeigt</text:p>
              </text:list-item>
              <text:list-item>
                <text:p text:style-name="P8">Content-Typen können nun auf entsprechende Model Klassen gemappt werden</text:p>
              </text:list-item>
              <text:list-item>
                <text:p text:style-name="P8">Man kann nun schon beim Anlegen eines Benutzers eine Gruppe wählen</text:p>
              </text:list-item>
              <text:list-item>
                <text:p text:style-name="P8">PHP_ICO auf Version 1.0.4 aktualisiert</text:p>
              </text:list-item>
              <text:list-item>
                <text:p text:style-name="P8">request_logging ist nun in der cms-config Datei einstellbar. Es ist in den Voreinstellungen deaktiviert.</text:p>
              </text:list-item>
              <text:list-item>
                <text:p text:style-name="P8">Link "Ein weiteres Paket installieren" hinzugefügt</text:p>
              </text:list-item>
              <text:list-item>
                <text:p text:style-name="P8">Themes können nun auch Sprachdateien haben</text:p>
              </text:list-item>
              <text:list-item>
                <text:p text:style-name="P8">Link "Anzeigen" unter "Seite Bearbeiten" hinzugefügt</text:p>
              </text:list-item>
              <text:list-item>
                <text:p text:style-name="P8">Funktionen zu Database Klasse hinzugefügt</text:p>
                <text:list>
                  <text:list-item>
                    <text:p text:style-name="P8">Database::fetchFirst()</text:p>
                  </text:list-item>
                  <text:list-item>
                    <text:p text:style-name="P8">Database::fetchFirstOrDefault()</text:p>
                  </text:list-item>
                  <text:list-item>
                    <text:p text:style-name="P8">Database::fetchSingle()</text:p>
                  </text:list-item>
                  <text:list-item>
                    <text:p text:style-name="P8">Database::fetchSingleOrDefault()</text:p>
                  </text:list-item>
                  <text:list-item>
                    <text:p text:style-name="P8">Database::any()</text:p>
                  </text:list-item>
                </text:list>
              </text:list-item>
              <text:list-item>
                <text:p text:style-name="P8">Globale Funktion find_all_folders() hinzugefügt</text:p>
              </text:list-item>
              <text:list-item>
                <text:p text:style-name="P8">Model-Klassen User, Group und UserManager hinzugefügt</text:p>
              </text:list-item>
              <text:list-item>
                <text:p text:style-name="P8">"Nachricht des Tages" je Sprache</text:p>
              </text:list-item>
              <text:list-item>
                <text:p text:style-name="P8">Einstellung "Zugriffsbeschränkungen für neue Inhalte" hinzugefügt</text:p>
              </text:list-item>
              <text:list-item>
                <text:p text:style-name="P8">Das Modul oneclick_upgrade ist nun vorinstalliert</text:p>
              </text:list-item>
              <text:list-item>
                <text:p text:style-name="P8">Installer löscht sich nun selbst am Ende der Installation</text:p>
              </text:list-item>
              <text:list-item>
                <text:p text:style-name="P8">jscolor aktualisiert (Version 2.0.4)</text:p>
              </text:list-item>
              <text:list-item>
                <text:p text:style-name="P10">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236612199" text:style-name="L2">
              <text:list-item>
                <text:p text:style-name="P11">Passwort vergessen verschickt nun Links zum Setzen eines neuen Passworts, statt direkt ein neues Passwort zu vergeben</text:p>
              </text:list-item>
              <text:list-item>
                <text:p text:style-name="P11">Fehlermeldung auf 404er Fehlerseiten in der Funktion Template::getHeadline() behoben</text:p>
              </text:list-item>
              <text:list-item>
                <text:p text:style-name="P11">Funktionen zur Ausgabe der Metadaten einer Seite entsprechen nun dem Namensschema</text:p>
              </text:list-item>
              <text:list-item>
                <text:p text:style-name="P11">Menüpunkt "Update" wird wieder angezeigt, wenn die Datei "update.php" vorhanden ist</text:p>
              </text:list-item>
              <text:list-item>
                <text:p text:style-name="P11">Menüpunkte werden nur noch angezeigt, wenn darauf die Zugriffsrechte hat</text:p>
              </text:list-item>
              <text:list-item>
                <text:p text:style-name="P11">Doppelklick auf "Paket installieren" Button erzeugt nun keinen Fehler mehr</text:p>
              </text:list-item>
              <text:list-item>
                <text:p text:style-name="P11">article_date wird nun korrekt gespeichert</text:p>
              </text:list-item>
              <text:list-item>
                <text:p text:style-name="P11">Username ist jetzt Unique</text:p>
              </text:list-item>
              <text:list-item>
                <text:p text:style-name="P11">get_article_meta gibt nun article_date als Unix_Timestamp zurück</text:p>
              </text:list-item>
              <text:list-item>
                <text:p text:style-name="P11">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499371812" text:style-name="L3">
              <text:list-item>
                <text:p text:style-name="P12">Funktion SecurityHelper::hash_password() entfernt</text:p>
              </text:list-item>
              <text:list-item>
                <text:p text:style-name="P12">fast_mode entfernt</text:p>
              </text:list-item>
            </text:list>
            <text:h text:style-name="P13"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501872158" text:style-name="L4">
              <text:list-item>
                <text:p text:style-name="P15">Template für den Inhaltstyp „Liste“, ähnlich einem Blogarchiv</text:p>
              </text:list-item>
              <text:list-item>
                <text:p text:style-name="P15">Eigene Templates für den Inhaltstyp „Artikel“</text:p>
              </text:list-item>
              <text:list-item>
                <text:p text:style-name="P15">Wenn das Modul „search“ oder „extended_search“ installiert und eingerichtet ist, wird ein globales Suchfeld angezeigt</text:p>
                <text:p text:style-name="P15"><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6" text:outline-level="2"/></draw:text-box></draw:frame></text:p>
              </text:list-item>
            </text:list>
            <text:h text:style-name="P17"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Neben dem Menü-Icon befindet sich nun ein Icon zum leeren des Caches.</text:p>
            <text:p text:style-name="P18"><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Es wird nun die Anzahl der gefundenen Datensätze angezeigt.</text:p>
            <text:h text:style-name="P21"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2">Man kann nun in der metadata.json Datei eines Moduls den Inhaltstypen (type wie in der Datenbank) eine Model PHP-Klasse zuweisen.</text:p>
            <text:p text:style-name="P23">Beispielcode:</text:p>
            <text:p text:style-name="P22">{</text:p>
            <text:p text:style-name="P22"><text:s text:c="3"/>„type_classes“ : {</text:p>
            <text:p text:style-name="P22"><text:s text:c="9"/>„article“ : „CustomArticle“,</text:p>
            <text:p text:style-name="P22"><text:s text:c="9"/>„my“ : „MyContentType“,</text:p>
            <text:p text:style-name="P22"><text:s text:c="9"/>„other“ : „OtherContentType“</text:p>
            <text:p text:style-name="P22"><text:s text:c="3"/>}</text:p>
            <text:p text:style-name="P22">}</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4"><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5">PHP_ICO ist eine PHP Klasse, zur Generierung von Favicon Icons. PHP_ICO wurde auf Version 1.0.4 aktualisiert. Damit funktioniert die Funktion „Neues Favicon hochladen“ nun auch mit PHP 7.</text:p>
            <text:p text:style-name="Text_20_body"/>
          </text:deletion>
        </text:changed-region>
        <text:changed-region xml:id="ct229193040" text:id="ct229193040">
          <text:deletion>
            <office:change-info>
              <dc:creator>Unbekannter Autor</dc:creator>
              <dc:date>2017-04-18T21:57:00</dc:date>
            </office:change-info>
            <text:p text:style-name="Text_20_body"/>
            <text:p text:style-name="Text_20_body"/>
          </text:deletion>
        </text:changed-region>
        <text:changed-region xml:id="ct229192816" text:id="ct22919281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29192592" text:id="ct229192592">
          <text:deletion>
            <office:change-info>
              <dc:creator>Unbekannter Autor</dc:creator>
              <dc:date>2017-04-18T21:49:00</dc:date>
            </office:change-info>
            <text:h text:style-name="Heading_20_1" text:outline-level="1"/>
            <text:h text:style-name="Heading_20_1" text:outline-level="1"/>
          </text:deletion>
        </text:changed-region>
        <text:changed-region xml:id="ct229192368" text:id="ct229192368">
          <text:deletion>
            <office:change-info>
              <dc:creator>Unbekannter Autor</dc:creator>
              <dc:date>2017-05-28T23:21:00</dc:date>
            </office:change-info>
            <text:h text:style-name="P26" text:outline-level="1">D</text:h>
          </text:deletion>
        </text:changed-region>
        <text:changed-region xml:id="ct229193488" text:id="ct229193488">
          <text:insertion>
            <office:change-info>
              <dc:creator>Unbekannter Autor</dc:creator>
              <dc:date>2017-05-28T23:21:00</dc:date>
            </office:change-info>
          </text:insertion>
        </text:changed-region>
        <text:changed-region xml:id="ct229193712" text:id="ct229193712">
          <text:insertion>
            <office:change-info>
              <dc:creator>Unbekannter Autor</dc:creator>
              <dc:date>2017-06-11T21:36:00</dc:date>
            </office:change-info>
          </text:insertion>
        </text:changed-region>
        <text:changed-region xml:id="ct229193936" text:id="ct229193936">
          <text:deletion>
            <office:change-info>
              <dc:creator>Unbekannter Autor</dc:creator>
              <dc:date>2017-05-28T23:24:00</dc:date>
            </office:change-info>
            <text:h text:style-name="Heading_20_1" text:outline-level="1"/>
            <text:h text:style-name="Heading_20_1" text:outline-level="1"/>
          </text:deletion>
        </text:changed-region>
        <text:changed-region xml:id="ct229194160" text:id="ct22919416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3">Neue Features in UliCMS <text:change text:change-id="ct99557824"/><text:change text:change-id="ct99557600"/><text:change-start text:change-id="ct99558048"/><text:span text:style-name="T36">2018.</text:span><text:change-end text:change-id="ct99558048"/><text:span text:style-name="T37">3</text:span></text:p>
      <text:p text:style-name="Heading"/>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76"/>
      <text:p text:style-name="P76"/>
      <text:p text:style-name="P77"><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7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8"><text:a xlink:type="simple" xlink:href="#__RefHeading___Toc467_918909501" text:style-name="Index_20_Link" text:visited-style-name="Index_20_Link">Über dieses Dokument<text:tab/>1</text:a></text:p>
          <text:p text:style-name="P99"><text:a xlink:type="simple" xlink:href="#__RefHeading___Toc481_1318882124" text:style-name="Index_20_Link" text:visited-style-name="Index_20_Link">Zielgruppe<text:tab/>1</text:a></text:p>
          <text:p text:style-name="P98"><text:a xlink:type="simple" xlink:href="#__RefHeading___Toc447_1318882124" text:style-name="Index_20_Link" text:visited-style-name="Index_20_Link">Was ist UliCMS?<text:tab/>1</text:a></text:p>
          <text:p text:style-name="P98"><text:a xlink:type="simple" xlink:href="#__RefHeading___Toc3344_1558993862" text:style-name="Index_20_Link" text:visited-style-name="Index_20_Link">Zusammenfassung der Änderungen<text:tab/>1</text:a></text:p>
          <text:p text:style-name="P99"><text:a xlink:type="simple" xlink:href="#__RefHeading___Toc552_1489461170" text:style-name="Index_20_Link" text:visited-style-name="Index_20_Link">Neue Features<text:tab/>1</text:a></text:p>
          <text:p text:style-name="P99"><text:a xlink:type="simple" xlink:href="#__RefHeading___Toc2178_1638517198" text:style-name="Index_20_Link" text:visited-style-name="Index_20_Link">Neue API-Funktionen<text:tab/>2</text:a></text:p>
          <text:p text:style-name="P100"><text:a xlink:type="simple" xlink:href="#__RefHeading___Toc1668_1335894365" text:style-name="Index_20_Link" text:visited-style-name="Index_20_Link">Neue HTML-Helper<text:tab/>2</text:a></text:p>
          <text:p text:style-name="P100"><text:a xlink:type="simple" xlink:href="#__RefHeading___Toc1670_1335894365" text:style-name="Index_20_Link" text:visited-style-name="Index_20_Link">Minifying<text:tab/>2</text:a></text:p>
          <text:p text:style-name="P99"><text:a xlink:type="simple" xlink:href="#__RefHeading___Toc1889_2572858981" text:style-name="Index_20_Link" text:visited-style-name="Index_20_Link">Sonstige Änderungen<text:tab/>3</text:a></text:p>
          <text:p text:style-name="P99"><text:a xlink:type="simple" xlink:href="#__RefHeading___Toc2747_260329749" text:style-name="Index_20_Link" text:visited-style-name="Index_20_Link">Bugfixes<text:tab/>3</text:a></text:p>
          <text:p text:style-name="P99"><text:a xlink:type="simple" xlink:href="#__RefHeading___Toc1672_1335894365" text:style-name="Index_20_Link" text:visited-style-name="Index_20_Link">Entfernte Features<text:tab/>3</text:a></text:p>
          <text:p text:style-name="P98"><text:a xlink:type="simple" xlink:href="#__RefHeading___Toc4661_3330299324" text:style-name="Index_20_Link" text:visited-style-name="Index_20_Link">Detailbeschreibung der neuen Features<text:tab/>4</text:a></text:p>
          <text:p text:style-name="P99"><text:a xlink:type="simple" xlink:href="#__RefHeading___Toc1510_4286809544" text:style-name="Index_20_Link" text:visited-style-name="Index_20_Link">Neue Mailversandmethode "PHPMailer", Mailversand per SMTP<text:tab/>4</text:a></text:p>
          <text:p text:style-name="P99"><text:a xlink:type="simple" xlink:href="#__RefHeading___Toc1402_3731182899" text:style-name="Index_20_Link" text:visited-style-name="Index_20_Link">Vorbereitungen zur Ausführung von UliCMS in der Google Cloud durchgeführt<text:tab/>5</text:a></text:p>
          <text:p text:style-name="P100"><text:a xlink:type="simple" xlink:href="#__RefHeading___Toc1404_3731182899" text:style-name="Index_20_Link" text:visited-style-name="Index_20_Link">Data Storage<text:tab/>5</text:a></text:p>
          <text:p text:style-name="P100"><text:a xlink:type="simple" xlink:href="#__RefHeading___Toc1406_3731182899" text:style-name="Index_20_Link" text:visited-style-name="Index_20_Link">GoogleCloudHelper<text:tab/>6</text:a></text:p>
          <text:p text:style-name="P99"><text:a xlink:type="simple" xlink:href="#__RefHeading___Toc1918_3731182899" text:style-name="Index_20_Link" text:visited-style-name="Index_20_Link">Seiten haben nun auch eine Gruppe (group_id)<text:tab/>7</text:a></text:p>
          <text:p text:style-name="P99"><text:a xlink:type="simple" xlink:href="#__RefHeading___Toc1598_158645858" text:style-name="Index_20_Link" text:visited-style-name="Index_20_Link">Minifying von Scripts und Stylesheets kann durch Config-Variable $no_minify deaktiviert werden.<text:tab/>7</text:a></text:p>
          <text:p text:style-name="P99"><text:a xlink:type="simple" xlink:href="#__RefHeading___Toc1799_158645858" text:style-name="Index_20_Link" text:visited-style-name="Index_20_Link">Exception Logging implementiert<text:tab/>8</text:a></text:p>
          <text:p text:style-name="P99"><text:a xlink:type="simple" xlink:href="#__RefHeading___Toc1560_692898530" text:style-name="Index_20_Link" text:visited-style-name="Index_20_Link">Logging von SQL Queries nutzt nun auch Klogger<text:tab/>8</text:a></text:p>
          <text:p text:style-name="P99"><text:a xlink:type="simple" xlink:href="#__RefHeading___Toc1509_2801540603" text:style-name="Index_20_Link" text:visited-style-name="Index_20_Link">Log-Ordner wird automatisch per .htaccess geschützt<text:tab/>8</text:a></text:p>
          <text:p text:style-name="P99"><text:a xlink:type="simple" xlink:href="#__RefHeading___Toc1455_3378911603" text:style-name="Index_20_Link" text:visited-style-name="Index_20_Link">neue CustomField Types "FileFile" und "FileImage" (Auswahl einer Datei)<text:tab/>9</text:a></text:p>
          <text:p text:style-name="P99"><text:a xlink:type="simple" xlink:href="#__RefHeading___Toc1746_1823781873" text:style-name="Index_20_Link" text:visited-style-name="Index_20_Link">shell/sinstall.php kann nun Pakete von einer URL als Quelle installieren<text:tab/>10</text:a></text:p>
          <text:p text:style-name="P99"><text:a xlink:type="simple" xlink:href="#__RefHeading___Toc1757_1159220875" text:style-name="Index_20_Link" text:visited-style-name="Index_20_Link">CodeMirror auf Version 5.35.0 aktualisiert<text:tab/>10</text:a></text:p>
          <text:p text:style-name="P99"><text:a xlink:type="simple" xlink:href="#__RefHeading___Toc1781_1229950654" text:style-name="Index_20_Link" text:visited-style-name="Index_20_Link">Die Sicherheit des Downloads von Patches und Paketen wurde verbessert<text:tab/>10</text:a></text:p>
          <text:p text:style-name="P99"><text:a xlink:type="simple" xlink:href="#__RefHeading___Toc1586_423741914" text:style-name="Index_20_Link" text:visited-style-name="Index_20_Link">jQuery auf Version 1.12.4 aktualisiert<text:tab/>10</text:a></text:p>
          <text:p text:style-name="P99"><text:a xlink:type="simple" xlink:href="#__RefHeading___Toc1666_218424771" text:style-name="Index_20_Link" text:visited-style-name="Index_20_Link">CrawlerDetect auf Version 1.2.62 aktualisiert<text:tab/>10</text:a></text:p>
          <text:p text:style-name="P99"><text:a xlink:type="simple" xlink:href="#__RefHeading___Toc1883_2775470765" text:style-name="Index_20_Link" text:visited-style-name="Index_20_Link">Mobile_Detect aktualisiert auf Version 2.8.31<text:tab/>10</text:a></text:p>
          <text:p text:style-name="P98"><text:a xlink:type="simple" xlink:href="#__RefHeading___Toc4663_3330299324" text:style-name="Index_20_Link" text:visited-style-name="Index_20_Link">Durchführung der Installation<text:tab/>11</text:a></text:p>
          <text:p text:style-name="P98"><text:a xlink:type="simple" xlink:href="#__RefHeading___Toc6932_1558993862" text:style-name="Index_20_Link" text:visited-style-name="Index_20_Link">Durchführung eines Upgrades<text:tab/>12</text:a></text:p>
          <text:p text:style-name="P98"><text:a xlink:type="simple" xlink:href="#__RefHeading___Toc734_1061336504" text:style-name="Index_20_Link" text:visited-style-name="Index_20_Link">Benötigen Sie Hilfe?<text:tab/>14</text:a></text:p>
          <text:p text:style-name="P98"><text:a xlink:type="simple" xlink:href="#__RefHeading___Toc978_1474200080" text:style-name="Index_20_Link" text:visited-style-name="Index_20_Link">Abbildungsverzeichnis<text:tab/>14</text:a></text:p>
        </text:index-body>
      </text:table-of-content>
      <text:p text:style-name="P50"/>
      <text:h text:style-name="P86" text:outline-level="1"><text:bookmark-start text:name="__RefHeading___Toc467_918909501"/>Über dieses Dokument<text:bookmark-end text:name="__RefHeading___Toc467_918909501"/></text:h>
      <text:p text:style-name="P31">Dieses Dokument beschreibt die neuen Features in UliCMS <text:change text:change-id="ct99558944"/><text:change text:change-id="ct99558720"/><text:change-start text:change-id="ct99559168"/><text:span text:style-name="T31">2018.</text:span><text:change-end text:change-id="ct99559168"/><text:span text:style-name="T31">3.</text:span></text:p>
      <text:h text:style-name="P91" text:outline-level="2"><text:bookmark-start text:name="__RefHeading___Toc481_1318882124"/>Zielgruppe<text:bookmark-end text:name="__RefHeading___Toc481_1318882124"/></text:h>
      <text:p text:style-name="P5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2">unter einer BSD-Lizenz mit Advertising-Klausel lizenziert ist. </text:span></text:p>
      <text:p text:style-name="P54"><text:bookmark-start text:name="__RefHeading___Toc901_364092656"/>UliCMS ermöglicht die Erstellung und Verwaltung von kleinen und mittelgroßen Websites.<text:bookmark-end text:name="__RefHeading___Toc901_364092656"/><text:change-start text:change-id="ct99557376"/></text:p>
      <text:h text:style-name="Heading_20_1" text:outline-level="1"><text:bookmark-start text:name="__RefHeading___Toc3344_1558993862"/><text:change-end text:change-id="ct99557376"/><text:change text:change-id="ct99559392"/>Zusammenfassung der Änderungen<text:bookmark-end text:name="__RefHeading___Toc3344_1558993862"/></text:h>
      <text:h text:style-name="P90" text:outline-level="2"><text:bookmark-start text:name="__RefHeading___Toc552_1489461170"/>Neue Features<text:bookmark-end text:name="__RefHeading___Toc552_1489461170"/><text:change-start text:change-id="ct99559616"/></text:h>
      <text:list xml:id="list2797132531" text:style-name="L5">
        <text:list-item>
          <text:p text:style-name="P106"><text:change-end text:change-id="ct99559616"/>Neue Mailversandmethode "PHPMailer", Mailversand per SMTP</text:p>
        </text:list-item>
        <text:list-item>
          <text:p text:style-name="P106">Vorbereitungen zur Ausführung von UliCMS in der Google Cloud durchgeführt</text:p>
        </text:list-item>
        <text:list-item>
          <text:p text:style-name="P106">Seiten haben nun auch eine Gruppe (group_id)</text:p>
        </text:list-item>
        <text:list-item>
          <text:p text:style-name="P106">Minifying von Scripts und Stylesheets kann durch Config-Variable $no_minify deaktiviert werden.</text:p>
        </text:list-item>
        <text:list-item>
          <text:p text:style-name="P106">Exception Logging implementiert</text:p>
        </text:list-item>
        <text:list-item>
          <text:p text:style-name="P106">Logging von SQL Queries nutzt nun auch KLogger</text:p>
        </text:list-item>
        <text:list-item>
          <text:p text:style-name="P106">Log-Ordner wird automatisch per .htaccess geschützt</text:p>
        </text:list-item>
        <text:list-item>
          <text:p text:style-name="P106">neue CustomField Types "FileFile" und "FileImage" (Auswahl einer Datei)</text:p>
        </text:list-item>
        <text:list-item>
          <text:p text:style-name="P106">shell/sinstall.php kann nun Pakete von einer URL als Quelle installieren.</text:p>
        </text:list-item>
        <text:list-item>
          <text:p text:style-name="P106">CodeMirror auf Version 5.35.0 aktualisiert</text:p>
        </text:list-item>
        <text:list-item>
          <text:p text:style-name="P106">Die Sicherheit des Downloads von Patches und Paketen wurde verbessert (Checksum-Prüfung und SSL)</text:p>
        </text:list-item>
        <text:list-item>
          <text:p text:style-name="P106">jQuery auf Version 1.12.4 aktualisiert</text:p>
        </text:list-item>
        <text:list-item>
          <text:p text:style-name="P106">CrawlerDetect auf Version 1.2.62 aktualisiert</text:p>
        </text:list-item>
        <text:list-item>
          <text:p text:style-name="P114">Mobile_Detect aktualisiert auf Version 2.8.31</text:p>
        </text:list-item>
        <text:list-item>
          <text:p text:style-name="P123"><text:span text:style-name="T29">Build Datum von Paketen wird angezeigt</text:span><text:change-start text:change-id="ct99559840"/></text:p>
        </text:list-item>
      </text:list>
      <text:h text:style-name="P21" text:outline-level="2"><text:bookmark-start text:name="__RefHeading___Toc2178_1638517198"/>Neue API-Funktionen<text:bookmark-end text:name="__RefHeading___Toc2178_1638517198"/><text:change-end text:change-id="ct99559840"/></text:h>
      <text:h text:style-name="Heading_20_3" text:outline-level="3"><text:bookmark-start text:name="__RefHeading___Toc1668_1335894365"/>Neue HTML-Helper<text:bookmark-end text:name="__RefHeading___Toc1668_1335894365"/></text:h>
      <text:list xml:id="list3919233638" text:style-name="L6">
        <text:list-item>
          <text:p text:style-name="P124"><text:span text:style-name="T25">U</text:span><text:span text:style-name="T8">liCMS\HTML\Style\FromExternalFile($href, $media = null, $htmlAttributes = array())</text:span></text:p>
        </text:list-item>
        <text:list-item>
          <text:p text:style-name="P107">UliCMS\HTML\Style\FromString($code, $media = null, $htmlAttributes = array())</text:p>
        </text:list-item>
        <text:list-item>
          <text:p text:style-name="P107">UliCMS\HTML\Script::FromExternalFile($src, $async = false, $defer = false, $htmlAttributes = array())</text:p>
        </text:list-item>
        <text:list-item>
          <text:p text:style-name="P108">UliCMS\HTML\Script::FromString($code, $async = false, $defer = false, $htmlAttributes = array())</text:p>
        </text:list-item>
        <text:list-item>
          <text:p text:style-name="P108">UliCMS\HTML\Link\Link($href, $text, $htmlAttributes = array())</text:p>
        </text:list-item>
        <text:list-item>
          <text:p text:style-name="P108">UliCMS\HTML\Link\ActionLink($action, $text, $suffix = null, $htmlAttributes = array())</text:p>
        </text:list-item>
        <text:list-item>
          <text:p text:style-name="P108">UliCMS\HTML\Input\TextBox($name, $value, $type = "text", $htmlAttributes = array())</text:p>
        </text:list-item>
        <text:list-item>
          <text:p text:style-name="P108">UliCMS\HTML\Input\TextArea($name, $value, $rows = 25, $cols = 80, $htmlAttributes = array())</text:p>
        </text:list-item>
        <text:list-item>
          <text:p text:style-name="P108">UliCMS\HTML\Input\Password($name, $value, $htmlAttributes = array())</text:p>
        </text:list-item>
        <text:list-item>
          <text:p text:style-name="P108">UliCMS\HTML\Input\Hidden($name, $value, $htmlAttributes = array())</text:p>
        </text:list-item>
        <text:list-item>
          <text:p text:style-name="P108">UliCMS\HTML\Input\CheckBox($name, $checked = false, $value = "1", $htmlAttributes = array())</text:p>
        </text:list-item>
        <text:list-item>
          <text:p text:style-name="P108">UliCMS\HTML\Input\RadioButton($name, $checked = false, $value = "1", $htmlAttributes = array())</text:p>
        </text:list-item>
        <text:list-item>
          <text:p text:style-name="P108">UliCMS\HTML\Input\SingleSelect($name, $value = null, $options = array(), $size = 1, $htmlAttributes = array())</text:p>
        </text:list-item>
        <text:list-item>
          <text:p text:style-name="P108">UliCMS\HTML\Input\MultiSelect($name, $value = null, $options = array(), $size = 5, $htmlAttributes = array())</text:p>
        </text:list-item>
        <text:list-item>
          <text:p text:style-name="P108">UliCMS\HTML\ListItem (Klasse)</text:p>
        </text:list-item>
      </text:list>
      <text:p text:style-name="P40"/>
      <text:h text:style-name="Heading_20_3" text:outline-level="3"><text:bookmark-start text:name="__RefHeading___Toc1670_1335894365"/>Minifying<text:bookmark-end text:name="__RefHeading___Toc1670_1335894365"/></text:h>
      <text:list xml:id="list4213363109" text:style-name="L7">
        <text:list-item>
          <text:p text:style-name="P109">combinedScriptHtml() (statt combined_script_html())</text:p>
        </text:list-item>
        <text:list-item>
          <text:p text:style-name="P125"><text:span text:style-name="T25">c</text:span><text:span text:style-name="T8">ombinedStylesheetHtml (statt combined_stylesheet_html())<text:line-break/></text:span></text:p>
        </text:list-item>
      </text:list>
      <text:p text:style-name="P55"><text:span text:style-name="T8">Die Funktionen im alten Namensschema bleiben aus </text:span><text:span text:style-name="T26">Kompatibilitätsgründen</text:span><text:span text:style-name="T8"> erhalten, sind jedoch als Deprecated (veraltet) gekennzeichnet</text:span><text:change-start text:change-id="ct99560064"/></text:p>
      <text:h text:style-name="P92" text:outline-level="2"><text:bookmark-start text:name="__RefHeading___Toc1889_2572858981"/><text:soft-page-break/><text:span text:style-name="T22">S</text:span><text:span text:style-name="T8">onstige Änderungen</text:span><text:bookmark-end text:name="__RefHeading___Toc1889_2572858981"/><text:change-end text:change-id="ct99560064"/></text:h>
      <text:list xml:id="list2895107929" text:style-name="L8">
        <text:list-item>
          <text:p text:style-name="P110">Formularsystem verwendet nun die E-Mail Adresse aus den Grundeinstellungen als Absender, falls kein Feld für die E-Mail Adresse gesetzt ist.</text:p>
        </text:list-item>
      </text:list>
      <text:list xml:id="list1946400015" text:style-name="L9">
        <text:list-item>
          <text:p text:style-name="P111">Performance der Installation von mehrere Paketen und Patches optimiert</text:p>
        </text:list-item>
        <text:list-item>
          <text:p text:style-name="P115">cms-config.php in CMSConfig.php umbenannt<text:change-start text:change-id="ct99560288"/></text:p>
        </text:list-item>
      </text:list>
      <text:h text:style-name="Heading_20_2" text:outline-level="2"><text:bookmark-start text:name="__RefHeading___Toc2747_260329749"/>Bugfixes<text:bookmark-end text:name="__RefHeading___Toc2747_260329749"/><text:change-end text:change-id="ct99560288"/></text:h>
      <text:list xml:id="list1128486904" text:style-name="L10">
        <text:list-item>
          <text:p text:style-name="P112">"Custom Types" Feature war defekt</text:p>
        </text:list-item>
        <text:list-item>
          <text:p text:style-name="P112">Hochgeladene Videos wurden im Root-Ordner des Dateisystems gespeichert</text:p>
        </text:list-item>
        <text:list-item>
          <text:p text:style-name="P112">Sicherheit: Hook-Funktionen in Controllern können nicht mehr direkt per HTTP Request ausgeführt werden.</text:p>
        </text:list-item>
        <text:list-item>
          <text:p text:style-name="P112">ModuleHelper::getFullPageURLByID() gibt fehlerhafte URl aus unter Windows</text:p>
        </text:list-item>
        <text:list-item>
          <text:p text:style-name="P112">Kompatiblitätsproblem mit dem mPDF Modul behoben</text:p>
        </text:list-item>
        <text:list-item>
          <text:p text:style-name="P113">Weiterleitung zum Installer wenn keine Konfigurationsdatei vorhanden funktioniert wieder.</text:p>
        </text:list-item>
        <text:list-item>
          <text:p text:style-name="P116">Mehrere Fehler beim Speichern von Gruppen korrigiert</text:p>
        </text:list-item>
        <text:list-item>
          <text:p text:style-name="P116"><text:span text:style-name="T41">G</text:span>elöschte Seiten werden nicht mehr angezeigt bei "Letzte Änderungen" und "Top Seiten"</text:p>
        </text:list-item>
      </text:list>
      <text:h text:style-name="Heading_20_2" text:outline-level="2"><text:bookmark-start text:name="__RefHeading___Toc1672_1335894365"/><text:change-start text:change-id="ct99560512"/>Entfernte Features<text:bookmark-end text:name="__RefHeading___Toc1672_1335894365"/><text:change-end text:change-id="ct99560512"/></text:h>
      <text:list xml:id="list2787306644" text:style-name="L11">
        <text:list-item>
          <text:p text:style-name="P126"><text:span text:style-name="T38">Z</text:span>ugriff von IP-Adressen die auf der Blacklist von spamhaus.org gelistet sind verweigern.</text:p>
        </text:list-item>
        <text:list-item>
          <text:p text:style-name="P126">YaLinqo entfernt<text:change-start text:change-id="ct229190576"/></text:p>
        </text:list-item>
      </text:list>
      <text:h text:style-name="P80" text:outline-level="1"><text:change-end text:change-id="ct229190576"/></text:h>
      <text:h text:style-name="P26" text:outline-level="1"><text:bookmark-start text:name="__RefHeading___Toc4661_3330299324"/><text:change-start text:change-id="ct229190800"/>Detailbeschreibung der neuen Features<text:bookmark-end text:name="__RefHeading___Toc4661_3330299324"/><text:change-end text:change-id="ct229190800"/></text:h>
      <text:h text:style-name="Heading_20_2" text:outline-level="2"><text:bookmark-start text:name="__RefHeading___Toc1510_4286809544"/><text:change text:change-id="ct229191920"/><text:change text:change-id="ct229191696"/><text:change text:change-id="ct229191472"/><text:change text:change-id="ct229191248"/><text:change text:change-id="ct229191024"/>Neue Mailversandmethode "PHPMailer", Mailversand per SMTP<text:bookmark-end text:name="__RefHeading___Toc1510_4286809544"/></text:h>
      <text:p text:style-name="P56">In UliCMS Release 2018.2 wurde die Mailversandmethode „PEAR Mail“ entfernt. <text:line-break/>In UliCMS Release 2018.3 ist als Ersatz nun der Mailversand per „PHPMailer“ möglich.</text:p>
      <text:p text:style-name="P56">PHPMailer ist eine PHP-Klasse zum Versand von E-Mails <text:span text:style-name="T39">über einen</text:span> SMTP-<text:span text:style-name="T39">Server</text:span>. Diese Methode kann genutzt werden, wenn die mail() Funktion nicht zur Verfügung steht.</text:p>
      <text:p text:style-name="P57">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56"><draw:frame draw:style-name="fr3" draw:name="Rahmen4" text:anchor-type="paragraph" svg:width="17.013cm" draw:z-index="19"><draw:text-box fo:min-height="11.73cm"><text:p text:style-name="Illustration"><draw:frame draw:style-name="fr2" draw:name="Bild6" text:anchor-type="as-char" svg:width="17.013cm" style:rel-width="100%" svg:height="11.73cm" style:rel-height="scale" draw:z-index="23"><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21" text:outline-level="2"><text:bookmark-start text:name="__RefHeading___Toc1402_3731182899"/>Vorbereitungen zur Ausführung von UliCMS in der Google Cloud durchgeführt<text:bookmark-end text:name="__RefHeading___Toc1402_3731182899"/></text:h>
      <text:p text:style-name="P58">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59">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60">var $data_storage_root = "/var/my-data-storage";</text:p>
      <text:p text:style-name="P60">var $data_storage_url = "<text:a xlink:type="simple" xlink:href="https://media.mysite.com/" text:style-name="Internet_20_link" text:visited-style-name="Visited_20_Internet_20_Link">https://media.mysite.com</text:a>";</text:p>
      <text:p text:style-name="P59">Um die Variablen Daten vom Installationsverzeichnis von UliCMS zu trennen, gehen Sie wie folgt vor:</text:p>
      <text:list xml:id="list633609962" text:style-name="L12">
        <text:list-item>
          <text:p text:style-name="P127">Legen Sie einen separaten Ordner außerhalb des UliCMS Installationsverzeichnis an.</text:p>
        </text:list-item>
        <text:list-item>
          <text:p text:style-name="P127">Verschieben Sie den Ordner „content/“ inklusive aller Inhalte dort hinein.</text:p>
        </text:list-item>
        <text:list-item>
          <text:p text:style-name="P127">Setzen Sie wie oben beschrieben in der Konfigurationsdatei die Variable <text:span text:style-name="T2">$data_storage_root </text:span>auf den Pfad des vorhin erzeugten Ordners.</text:p>
        </text:list-item>
        <text:list-item>
          <text:p text:style-name="P127">Erstellen Sie einen Symlink von ULICMS_ROOT/content zu dem Content Ordner in dem Data Storage.<text:line-break/>Oder:</text:p>
        </text:list-item>
        <text:list-item>
          <text:p text:style-name="P127">Machen Sie den Data Storage als Subdomain verfügbar und setzen Sie <text:span text:style-name="T2">$data_storage_url</text:span> wie oben beschrieben.</text:p>
        </text:list-item>
      </text:list>
      <text:h text:style-name="P96" text:outline-level="3"/>
      <text:h text:style-name="P97" text:outline-level="3"><text:bookmark-start text:name="__RefHeading___Toc1406_3731182899"/>GoogleCloudHelper<text:bookmark-end text:name="__RefHeading___Toc1406_3731182899"/></text:h>
      <text:p text:style-name="P64">Das Modul <text:span text:style-name="T2">GoogleCloudHelper</text:span> enthält Hilfsfunktionen, die die Implementierung von UliCMS-Projekten in der Google Cloud ermöglichen.</text:p>
      <text:p text:style-name="P64">GoogleCloudHelper ist nicht im Installationspaket von UliCMS enthalten kann jedoch auf dem eXtend Downloadportal und auf GitHub bezogen werden.</text:p>
      <text:p text:style-name="P47"><text:span text:style-name="T40">Der Helper </text:span>enthält die folgenden Funktionen</text:p>
      <text:list xml:id="list2340792290" text:style-name="L13">
        <text:list-item>
          <text:p text:style-name="P128">GoogleCloudHelper::isProduction() : bool</text:p>
        </text:list-item>
        <text:list-item>
          <text:p text:style-name="P128">GoogleCloudHelper::isDevelopment() : bool</text:p>
        </text:list-item>
        <text:list-item>
          <text:p text:style-name="P128">GoogleCloudHelper::writeCloudFile($filename, $content, $acl = "public-read") : void</text:p>
        </text:list-item>
        <text:list-item>
          <text:p text:style-name="P128">GoogleCloudHelper::changeFileVisiblity($filename, $public) : bool</text:p>
        </text:list-item>
        <text:list-item>
          <text:p text:style-name="P128">GoogleCloudHelper::getProtectedFileExtensions() : array of string</text:p>
        </text:list-item>
        <text:list-item>
          <text:p text:style-name="P128">GoogleCloudHelper::makeFilesPublic($folder) : void</text:p>
        </text:list-item>
      </text:list>
      <text:p text:style-name="P46">Links:</text:p>
      <text:list xml:id="list3219986870" text:style-name="L14">
        <text:list-item>
          <text:p text:style-name="P129"><text:a xlink:type="simple" xlink:href="https://extend.ulicms.de/GoogleCloudHelper.html" text:style-name="Internet_20_link" text:visited-style-name="Visited_20_Internet_20_Link">https://extend.ulicms.de/GoogleCloudHelper.html</text:a></text:p>
        </text:list-item>
        <text:list-item>
          <text:p text:style-name="P129"><text:a xlink:type="simple" xlink:href="https://github.com/derUli/GoogleCloudHelper" text:style-name="Internet_20_link" text:visited-style-name="Visited_20_Internet_20_Link">https://github.com/derUli/GoogleCloudHelper</text:a></text:p>
        </text:list-item>
      </text:list>
      <text:p text:style-name="P64"/>
      <text:h text:style-name="P21" text:outline-level="2"><text:bookmark-start text:name="__RefHeading___Toc1918_3731182899"/>Seiten haben nun auch eine Gruppe (group_id)<text:bookmark-end text:name="__RefHeading___Toc1918_3731182899"/></text:h>
      <text:p text:style-name="P63">Eine Seite hat nun zusätzlich zum Benutzer auch eine Gruppe als Eigentümer.<text:line-break/>Die Bearbeitungsbeschränkung „Gruppe“ bezieht sich nun auf die dort ausgewählte Gruppe, statt wie bisher auf die Gruppe des Benutzers. Bei neuen Datensätzen wird die Gruppe des Erstellers eingetragen.</text:p>
      <text:p text:style-name="P65"><draw:frame draw:style-name="fr3" draw:name="Rahmen5" text:anchor-type="paragraph" svg:width="17.013cm" draw:z-index="20"><draw:text-box fo:min-height="9.13cm"><text:p text:style-name="Illustration"><draw:frame draw:style-name="fr2" draw:name="Bild7" text:anchor-type="as-char" svg:width="17.013cm" style:rel-width="100%" svg:height="9.13cm" style:rel-height="scale" draw:z-index="24"><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p>
      <text:h text:style-name="Heading_20_2" text:outline-level="2"><text:bookmark-start text:name="__RefHeading___Toc1598_158645858"/>Minifying von Scripts und Stylesheets kann durch Config-Variable $no_minify deaktiviert werden.<text:bookmark-end text:name="__RefHeading___Toc1598_158645858"/></text:h>
      <text:p text:style-name="P66">UliCMS fasst mehrere JavaScript Dateien zusammen zu einer Datei. Um die Ladezeit der Webseite zu verbessern, werden unnötige Zeichen wie Leerzeichen usw. entfernt.</text:p>
      <text:p text:style-name="P66">Um das Minifying zu deaktivieren, so dass alle Scripts direkt eingebunden werden, <text:span text:style-name="T42">fügen Sie bitte folgende Zeile in die CMSConfig.php Datei ein.</text:span></text:p>
      <text:p text:style-name="P61">var $no_minify = true;</text:p>
      <text:h text:style-name="P21" text:outline-level="2"><text:bookmark-start text:name="__RefHeading___Toc1799_158645858"/>Exception Logging implementiert<text:bookmark-end text:name="__RefHeading___Toc1799_158645858"/></text:h>
      <text:p text:style-name="P67">Unter ULICMS_DATA_STORAGE_ROOT/content/log/exception_log werden nun Exceptions geloggt.<text:line-break/>Sofern $debug = false in der CMSConfig-Datei gesetzt ist, wird der Stacktrace nur geloggt, aber nicht im Browser angezeigt. </text:p>
      <text:h text:style-name="P93" text:outline-level="2"><text:bookmark-start text:name="__RefHeading___Toc1560_692898530"/>Logging von SQL Queries nutzt nun auch Klogger<text:bookmark-end text:name="__RefHeading___Toc1560_692898530"/></text:h>
      <text:p text:style-name="P68">Das Logging von SQL Queries erfolgt nun auch über den Klogger.</text:p>
      <text:h text:style-name="Heading_20_2" text:outline-level="2"><text:bookmark-start text:name="__RefHeading___Toc1509_2801540603"/>Log-Ordner wird automatisch per .htaccess geschützt<text:bookmark-end text:name="__RefHeading___Toc1509_2801540603"/></text:h>
      <text:p text:style-name="P69">Der Log-Ordner wird nun automatisch per .htaccess Datei geschützt.</text:p>
      <text:p text:style-name="P69">Bitte beachten Sie bitte, dass dieser Schutz nur funktioniert, wenn Sie den Apache Webserver nutzen. Bei anderen Webservern müssen Sie sich selber darum kümmern, den Zugriff auf die Logdateien durch unbefugte zu verhindern.</text:p>
      <text:h text:style-name="P21" text:outline-level="2"><text:bookmark-start text:name="__RefHeading___Toc1455_3378911603"/>neue CustomField Types "FileFile" und "FileImage" (Auswahl einer Datei)<text:bookmark-end text:name="__RefHeading___Toc1455_3378911603"/></text:h>
      <text:p text:style-name="P70">Die CustomField Typen „FileFile“ und „FileImage“ wurden hinzugefügt. Diese ermöglichen ein Bild bzw. sonstige Mediendateien hochzuladen.</text:p>
      <text:p text:style-name="P70"><draw:frame draw:style-name="fr3" draw:name="Rahmen6" text:anchor-type="paragraph" svg:width="14.261cm" draw:z-index="21"><draw:text-box fo:min-height="12.171cm"><text:p text:style-name="Illustration"><draw:frame draw:style-name="fr8" draw:name="Bild8" text:anchor-type="paragraph" svg:width="14.261cm" style:rel-width="100%" svg:height="12.171cm" style:rel-height="scale" draw:z-index="22"><draw:image xlink:href="Pictures/100000000000021B000001CCCA1F35DC64FCB32F.png" xlink:type="simple" xlink:show="embed" xlink:actuate="onLoad" loext:mime-type="image/png"/></draw:frame><text:span text:style-name="T1"><text:line-break/></text:span>Abbildung <text:sequence text:ref-name="refIllustration19" text:name="Illustration" text:formula="ooow:Illustration+1" style:num-format="1">3</text:sequence>: Screenshot: Custom Fields - Feldtypen zum Hochladen von Dateien</text:p></draw:text-box></draw:frame></text:p>
      <text:h text:style-name="P21" text:outline-level="2"><text:bookmark-start text:name="__RefHeading___Toc1746_1823781873"/>shell/sinstall.php kann nun Pakete von einer URL als Quelle installieren<text:bookmark-end text:name="__RefHeading___Toc1746_1823781873"/></text:h>
      <text:p text:style-name="P71">Das Kommandozeilen-Script shell/sinstall.php kann nun Pakete von einer URL als Quelle installieren. Dieses Feature ist aus Sicherheitsgründen in den Standardeinstellungen deaktiviert und muss erst durch hinzufügen folgender Zeile zur CMSConfig.php aktiviert werden.</text:p>
      <text:p text:style-name="P62">var $sinstall_allow_url = true;</text:p>
      <text:h text:style-name="Heading_20_2" text:outline-level="2"><text:bookmark-start text:name="__RefHeading___Toc1757_1159220875"/>CodeMirror auf Version 5.35.0 aktualisiert<text:bookmark-end text:name="__RefHeading___Toc1757_1159220875"/></text:h>
      <text:p text:style-name="P72">CodeMirror wurde auf Version 5.35.0 aktualisiert. <text:span text:style-name="T43">CodeMirror ein freier browserbasierter Code-Editor, welcher unter </text:span><text:a xlink:type="simple" xlink:href="https://codemirror.net/" text:style-name="Internet_20_link" text:visited-style-name="Visited_20_Internet_20_Link"><text:span text:style-name="T43">https://codemirror.net/</text:span></text:a><text:span text:style-name="T43"> kostenlos heruntergeladen werden kann.</text:span></text:p>
      <text:h text:style-name="P94" text:outline-level="2"><text:bookmark-start text:name="__RefHeading___Toc1781_1229950654"/>Die Sicherheit des Downloads von Patches und Paketen wurde verbessert<text:bookmark-end text:name="__RefHeading___Toc1781_1229950654"/></text:h>
      <text:p text:style-name="P73">Die Sicherheit des Downloads von Patches und Paketen wurde verbessert. <text:span text:style-name="T44">Der Download von Paketen aus der Paketquelle erfolgt nun immer über https://. Beim Download von Patches wird die MD5-Prüfsumme der Downloads vor dem Entpacken überprüft, um die Integrität der Daten sicherzustellen.</text:span></text:p>
      <text:h text:style-name="Heading_20_2" text:outline-level="2"><text:bookmark-start text:name="__RefHeading___Toc1586_423741914"/>jQuery auf Version 1.12.4 aktualisiert<text:bookmark-end text:name="__RefHeading___Toc1586_423741914"/></text:h>
      <text:p text:style-name="P74">Jquery wurde auf das letzte Release der 1.x.x Versionsreihe aktualisiert.</text:p>
      <text:p text:style-name="P74">In einem zukünftigen UliCMS Release ist ein Upgrade auf jQuery 3.x.x geplant.</text:p>
      <text:h text:style-name="Heading_20_2" text:outline-level="2"><text:bookmark-start text:name="__RefHeading___Toc1666_218424771"/>CrawlerDetect auf Version 1.2.62 aktualisiert<text:bookmark-end text:name="__RefHeading___Toc1666_218424771"/></text:h>
      <text:p text:style-name="Text_20_body">CrawlerDetect <text:span text:style-name="T45">wurde </text:span>auf Version 1.2.62 aktualisiert. <text:span text:style-name="T45">CrawlerDetect ist eine PHP-Klasse zur Erkennung von Crawlern / Bots. CrawlerDetect integriert sich in die API Funktion is_crawler() und verbessert die Erkennungsrate.</text:span></text:p>
      <text:h text:style-name="Heading_20_2" text:outline-level="2"><text:bookmark-start text:name="__RefHeading___Toc1883_2775470765"/>Mobile_Detect aktualisiert auf Version 2.8.31<text:bookmark-end text:name="__RefHeading___Toc1883_2775470765"/></text:h>
      <text:p text:style-name="P75">Mobile_Detect wurde auf Version 2.8.31 aktualisiert. Mobile_Detect ist eine PHP-Klasse zur Erkennung von mobilen Endgeräten. Die Klasse wird von den folgenden API-Aufrufen und Funktionen genutzt:</text:p>
      <text:list xml:id="list1946655920" text:style-name="L15">
        <text:list-item>
          <text:p text:style-name="P130">is_mobile()</text:p>
        </text:list-item>
        <text:list-item>
          <text:p text:style-name="P130">is_tablet()</text:p>
        </text:list-item>
        <text:list-item>
          <text:p text:style-name="P130">„Design für Mobilgeräte“</text:p>
        </text:list-item>
      </text:list>
      <text:p text:style-name="P75"><text:change-start text:change-id="ct229192144"/></text:p>
      <text:h text:style-name="P84" text:outline-level="1"><text:bookmark-start text:name="__RefHeading___Toc4663_3330299324"/><text:change-end text:change-id="ct229192144"/><text:change text:change-id="ct229193264"/><text:change text:change-id="ct229193040"/><text:change text:change-id="ct229192816"/><text:change text:change-id="ct229192592"/><text:change text:change-id="ct229192368"/><text:change-start text:change-id="ct229193488"/><text:span text:style-name="T35">D</text:span><text:change-end text:change-id="ct229193488"/>urchführung der Installation<text:bookmark-end text:name="__RefHeading___Toc4663_3330299324"/></text:h>
      <text:list xml:id="list385459796" text:style-name="L16">
        <text:list-item>
          <text:p text:style-name="P117"><text:span text:style-name="T23">E</text:span><text:span text:style-name="T22">ntpacken Sie die heruntergeladene zip-Datei.Verbinden Sie sich pe</text:span>r FTP mit dem Webserver und laden Sie den Inhalt des Ordners „ulicms“ in den Hauptordner oder einen Unterordner hoch.</text:p>
        </text:list-item>
        <text:list-item>
          <text:p text:style-name="P118">Wenn Sie UliCMS in de<text:span text:style-name="T33">m</text:span> Hauptordner hochgeladen haben, rufen Sie [www.ihredomain.de]/installer im Browser auf.</text:p>
        </text:list-item>
        <text:list-item>
          <text:p text:style-name="P118">Wenn Sie UliCMS in eine<text:span text:style-name="T33">m</text:span> Unterordner hochgeladen haben, rufen Sie [www.ihredomain.de]/[ihr-unterordner]/installer im Browser auf.<text:line-break/>Die eckigen Klammern sind Platzhalter.</text:p>
        </text:list-item>
        <text:list-item>
          <text:p text:style-name="P118">Folgen Sie den Anweisungen des Installationsassistenten.</text:p>
        </text:list-item>
        <text:list-item>
          <text:p text:style-name="P119"><text:bookmark-start text:name="__RefHeading__616_716240178"/>Löschen Sie nach erfolgreichen Abschluss der Installation den Ordner „installer“ vom Server.<text:bookmark-end text:name="__RefHeading__616_716240178"/><text:change-start text:change-id="ct229193712"/></text:p>
        </text:list-item>
      </text:list>
      <text:h text:style-name="P80" text:outline-level="1"><text:change-end text:change-id="ct229193712"/></text:h>
      <text:h text:style-name="P26" text:outline-level="1"><text:bookmark-start text:name="__RefHeading___Toc6932_1558993862"/><text:change text:change-id="ct229193936"/>Durchführung eines Upgrades<text:bookmark-end text:name="__RefHeading___Toc6932_1558993862"/></text:h>
      <text:p text:style-name="P49"><text:span text:style-name="T8">Ein Upgrade kann nur von UliCMS 201</text:span><text:span text:style-name="T27">8.x</text:span><text:change-start text:change-id="ct229194160"/><text:span text:style-name="T24"> </text:span><text:change-end text:change-id="ct229194160"/><text:span text:style-name="T8">auf UliCMS 201</text:span><text:span text:style-name="T27">8</text:span><text:span text:style-name="T8">.</text:span><text:span text:style-name="T19">3</text:span><text:span text:style-name="T8"> erfolgen. Ein Upgrade von </text:span><text:span text:style-name="T20">UliCMS 9.8.x und älteren Versionen erfordert dass Sie zuerst auf UliCMS 201</text:span><text:span text:style-name="T28">8.2</text:span><text:span text:style-name="T20"> aktualisieren und </text:span><text:span text:style-name="T21">anschließend</text:span><text:span text:style-name="T20"> auf UliCMS 2017.</text:span><text:span text:style-name="T19">3</text:span><text:span text:style-name="T20">.</text:span></text:p>
      <text:list xml:id="list824017561" text:style-name="L17">
        <text:list-item>
          <text:p text:style-name="P120">Entpacken Sie das heruntergeladene Upgrade-Paket.</text:p>
        </text:list-item>
        <text:list-item>
          <text:p text:style-name="P12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31"><text:span text:style-name="T8">Überprüfen Sie ob die Dateiberechtigungen weiterhin korrekt gesetzt sind. Die Datei „update.php“, sowie der Ordner „content“ müssen die Dateirechte auf 0755 stehen haben.</text:span></text:p>
          <text:p text:style-name="P131"><text:span text:style-name="T8"/></text:p>
        </text:list-item>
      </text:list>
      <text:p text:style-name="P133"><draw:frame draw:style-name="fr4" draw:name="Rahmen7" text:anchor-type="paragraph" svg:x="2.708cm" svg:y="-0.171cm" svg:width="6.881cm" draw:z-index="17"><draw:text-box fo:min-height="8.183cm"><text:p text:style-name="Illustration"><draw:frame draw:style-name="fr9" draw:name="Bild10" text:anchor-type="paragraph" svg:width="6.881cm" svg:height="8.183cm" style:rel-height="scale" draw:z-index="18"><draw:image xlink:href="Pictures/100002010000013D0000017980A4DBF7064F7A26.png" xlink:type="simple" xlink:show="embed" xlink:actuate="onLoad" loext:mime-type="image/png"/></draw:frame><text:change text:change-id="ct229197520"/><text:change text:change-id="ct229197296"/><text:change text:change-id="ct229197072"/><text:change text:change-id="ct229196848"/><text:change text:change-id="ct229196624"/><text:change text:change-id="ct229196400"/><text:change text:change-id="ct229196176"/><text:change text:change-id="ct229195952"/><text:change text:change-id="ct229195728"/><text:change text:change-id="ct229195504"/><text:change text:change-id="ct229195280"/><text:change text:change-id="ct229195056"/><text:change text:change-id="ct229194832"/><text:change text:change-id="ct229194608"/><text:s/>Abbildung <text:sequence text:ref-name="refIllustration20" text:name="Illustration" text:formula="ooow:Illustration+1" style:num-format="1">4</text:sequence>: Abbildung, setzen der Datei-Berechtigungen auf dem FTP-Server<text:line-break/></text:p></draw:text-box></draw:frame></text:p>
      <text:p text:style-name="P133"/>
      <text:p text:style-name="P133"/>
      <text:p text:style-name="P133"/>
      <text:p text:style-name="P133"/>
      <text:p text:style-name="P133"/>
      <text:list xml:id="list145641724140397" text:continue-numbering="true" text:style-name="L17">
        <text:list-item>
          <text:p text:style-name="P138">Wenn Sie UliCMS in de<text:span text:style-name="T33">m</text:span> Hauptordner <text:span text:style-name="T33">installiert</text:span> haben, rufen Sie [www.ihredomain.de]/<text:span text:style-name="T33">update.php</text:span> im Browser auf.</text:p>
        </text:list-item>
        <text:list-item>
          <text:p text:style-name="P132">Wenn Sie UliCMS in einen Unterordner hochgeladen haben, rufen Sie [www.ihredomain.de]/[ihr-unterordner]/<text:span text:style-name="T33">update.php</text:span> im Browser auf.<text:line-break/>Die eckigen Klammern sind Platzhalter.<text:line-break/><text:span text:style-name="T33">Das Update-Skript aktualisiert die Datenbank.<text:line-break/><text:line-break/></text:span><text:span text:style-name="T46">Wichtiger</text:span><text:span text:style-name="T47"> </text:span><text:span text:style-name="T46">Hinweis:</text:span><text:span text:style-name="T33"><text:line-break/>In UliCMS 2018.3 wird die Konfigurationsdatei umbenannt.<text:line-break/>Das Update-Skript versucht, die Änderung automatisch durchzuführen.<text:line-break/>Falls das nicht klappen sollte, führen Sie die Änderung bitte manuell wie in folgendem Artikel beschrieben durch<text:line-break/></text:span><text:a xlink:type="simple" xlink:href="https://www.ulicms.de/fehlermeldung_nach_upgrade_auf_ulicms_2018.3.html" text:style-name="Internet_20_link" text:visited-style-name="Visited_20_Internet_20_Link"><text:span text:style-name="T33">https://www.ulicms.de/fehlermeldung_nach_upgrade_auf_ulicms_2018.3.html</text:span></text:a></text:p>
        </text:list-item>
        <text:list-item>
          <text:p text:style-name="P134">Loggen Sie sich nun in das CMS ein, prüfen Sie, ob eine Paketquelle für diese Version von UliCMS ausgewählt ist.</text:p>
        </text:list-item>
        <text:list-item>
          <text:p text:style-name="P135">Falls Patches für UliCMS verfügbar sind, installieren Sie diese.</text:p>
        </text:list-item>
        <text:list-item>
          <text:p text:style-name="P136">Leeren Sie den Cache des CMS.</text:p>
        </text:list-item>
        <text:list-item>
          <text:p text:style-name="P137">Rufen Sie „Pakete“ auf, und merken Sie sich alle Pakete, deren Versionsnummer rot markiert ist. Installieren Sie die neuen Versionen dieser Pakete.</text:p>
        </text:list-item>
        <text:list-item>
          <text:p text:style-name="P137">Falls Probleme mit Modulen und Themes auftreten, die nicht aus der Paketquelle stammen, prüfen Sie, ob von diesen Paketen beim Hersteller eine neue Version verfügbar ist, und installieren Sie diese gegebenenfalls.</text:p>
        </text:list-item>
      </text:list>
      <text:h text:style-name="P85" text:outline-level="1"><text:bookmark-start text:name="__RefHeading___Toc734_1061336504"/>Benötigen Sie Hilfe?<text:bookmark-end text:name="__RefHeading___Toc734_1061336504"/></text:h>
      <text:p text:style-name="P52"><text:span text:style-name="T3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4">http://www.ulicms.de/kontakt.html</text:span></text:a><text:span text:style-name="T34"> oder auf Facebook </text:span><text:a xlink:type="simple" xlink:href="https://www.facebook.com/UliCMS9" text:style-name="Internet_20_link" text:visited-style-name="Visited_20_Internet_20_Link"><text:span text:style-name="T34">https://www.facebook.com/UliCMS9</text:span></text:a><text:span text:style-name="T3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1"><text:s/>Abbildung 1: Screenshot: Konfiguration Mailversand mit PHPMailer<text:tab/>4</text:p>
          <text:p text:style-name="P101"><text:s/>Abbildung 2: Screenshot: Eigentümer Gruppe einer Seite<text:tab/>7</text:p>
          <text:p text:style-name="P101"><text:s/>Abbildung 3: Screenshot: Custom Fields - Feldtypen zum Hochladen von Dateien<text:tab/>9</text:p>
          <text:p text:style-name="P101"><text:s/>Abbildung 4: Abbildung, setzen der Datei-Berechtigungen auf dem FTP-Server<text:tab/>12</text:p>
        </text:index-body>
      </text:illustration-index>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5"><draw:image xlink:href="Pictures/10000201000002D1000000922D0911398D36907C.png" xlink:type="simple" xlink:show="embed" xlink:actuate="onLoad" loext:mime-type="image/png"/></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4-07T14:56:41.101000257">07.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6"><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H49M31S</meta:editing-duration>
    <meta:editing-cycles>971</meta:editing-cycles>
    <meta:generator>LibreOffice/5.4.5.1$Windows_X86_64 LibreOffice_project/79c9829dd5d8054ec39a82dc51cd9eff340dbee8</meta:generator>
    <dc:date>2018-04-07T14:56:16.098000000</dc:date>
    <meta:document-statistic meta:table-count="0" meta:image-count="11" meta:object-count="0" meta:page-count="16" meta:paragraph-count="191" meta:word-count="2028" meta:character-count="15353" meta:non-whitespace-character-count="13578"/>
  </office:meta>
</office:document-meta>
</file>